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Standard">
      <style:paragraph-properties fo:text-align="end" style:justify-single-word="false"/>
      <style:text-properties fo:font-size="14pt" style:font-size-asian="14pt" style:font-size-complex="14pt"/>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fo:background-color="#00ff00"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fo:break-before="page"/>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fo:break-before="pag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position="super 58%"/>
    </style:style>
    <style:style style:name="T2" style:family="text">
      <style:text-properties style:text-underline-style="none"/>
    </style:style>
    <style:style style:name="T3" style:family="text">
      <style:text-properties style:text-underline-style="none" fo:background-color="#00ff00"/>
    </style:style>
    <style:style style:name="T4" style:family="text">
      <style:text-properties style:text-underline-style="none" fo:background-color="#ffff00"/>
    </style:style>
    <style:style style:name="T5" style:family="text">
      <style:text-properties style:text-underline-style="none" fo:background-color="#ff00ff"/>
    </style:style>
    <style:style style:name="T6" style:family="text">
      <style:text-properties fo:background-color="#00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6">Lab Experiment # 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Debugging Memory Oriented Program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Calvin Ouellet-Ference</text:p>
      <text:p text:style-name="P7">A711643</text:p>
      <text:p text:style-name="P7">Mr. Markou</text:p>
      <text:p text:style-name="P7">Submitted October 1<text:span text:style-name="T1">st</text:span> 2008 </text:p>
      <text:p text:style-name="P7">Completed September 27<text:span text:style-name="T1">th</text:span> <text:s/>2008</text:p>
      <text:p text:style-name="P7"/>
      <text:p text:style-name="P7"/>
      <text:p text:style-name="P7"/>
      <text:p text:style-name="P3"><text:soft-page-break/></text:p>
      <text:p text:style-name="P3">1. Objectives</text:p>
      <text:p text:style-name="P4"/>
      <text:p text:style-name="P4">The objective of this experiment were to familiarize with data manipulation of memory.</text:p>
      <text:p text:style-name="P4"/>
      <text:p text:style-name="P3">2. Source Code</text:p>
      <text:p text:style-name="P1"/>
      <text:p text:style-name="P2">2.1 Step 3 Source</text:p>
      <text:p text:style-name="P2"><text:span text:style-name="T2"/></text:p>
      <text:p text:style-name="P2"><text:span text:style-name="T2">;=============================================================================</text:span></text:p>
      <text:p text:style-name="P2"><text:span text:style-name="T2">; PROGRAM: LAB3.ASM</text:span></text:p>
      <text:p text:style-name="P2"><text:span text:style-name="T2">;</text:span></text:p>
      <text:p text:style-name="P2"><text:span text:style-name="T2">; DESCRIPTION: A program which demonstrates the manipulation of data variables</text:span></text:p>
      <text:p text:style-name="P2"><text:span text:style-name="T2">; in memory</text:span></text:p>
      <text:p text:style-name="P2"><text:span text:style-name="T2">;</text:span></text:p>
      <text:p text:style-name="P2"><text:span text:style-name="T2">; AUTHOR: Calvin Ouellet-Ference</text:span></text:p>
      <text:p text:style-name="P2"><text:span text:style-name="T2">;=============================================================================</text:span></text:p>
      <text:p text:style-name="P2"><text:span text:style-name="T2"/></text:p>
      <text:p text:style-name="P2"><text:span text:style-name="T2"><text:s text:c="8"/>Assume cs:code, ds:data</text:span></text:p>
      <text:p text:style-name="P2"><text:span text:style-name="T2">code <text:s text:c="3"/>SEGMENT</text:span></text:p>
      <text:p text:style-name="P2"><text:span text:style-name="T2">main <text:s text:c="3"/>PROC</text:span></text:p>
      <text:p text:style-name="P2"><text:span text:style-name="T2">init:</text:span></text:p>
      <text:p text:style-name="P2"><text:span text:style-name="T2"><text:s text:c="8"/>mov <text:s text:c="4"/>ax,data ;beinging instructions</text:span></text:p>
      <text:p text:style-name="P2"><text:span text:style-name="T2"><text:s text:c="8"/>mov <text:s text:c="4"/>ds,ax <text:s text:c="2"/>;data segment</text:span></text:p>
      <text:p text:style-name="P2"><text:span text:style-name="T2"/></text:p>
      <text:p text:style-name="P2"><text:span text:style-name="T2">start:</text:span></text:p>
      <text:p text:style-name="P2"><text:span text:style-name="T2"><text:s text:c="8"/>mov <text:s text:c="4"/>ax,55aah</text:span></text:p>
      <text:p text:style-name="P2"><text:span text:style-name="T2"><text:s text:c="8"/>mov <text:s text:c="4"/>bx,96a5h</text:span></text:p>
      <text:p text:style-name="P2"><text:span text:style-name="T2"><text:s text:c="8"/>mov <text:s text:c="4"/>cx,0ffffh</text:span></text:p>
      <text:p text:style-name="P2"><text:span text:style-name="T2"/></text:p>
      <text:p text:style-name="P2"><text:span text:style-name="T2">send2mem:</text:span></text:p>
      <text:p text:style-name="P2"><text:span text:style-name="T2"/></text:p>
      <text:p text:style-name="P2"><text:span text:style-name="T2"><text:s text:c="8"/>mov <text:s text:c="4"/>word2,ax</text:span></text:p>
      <text:p text:style-name="P2"><text:span text:style-name="T2"><text:s text:c="8"/>mov <text:s text:c="4"/>word3,bx</text:span></text:p>
      <text:p text:style-name="P2"><text:span text:style-name="T2"><text:s text:c="8"/>mov <text:s text:c="4"/>word4+4,cx <text:s text:c="5"/>;adds 4 to word4</text:span></text:p>
      <text:p text:style-name="P2"><text:span text:style-name="T2"><text:s text:c="8"/>mov <text:s text:c="4"/>byte1,ah</text:span></text:p>
      <text:p text:style-name="P2"><text:span text:style-name="T2"><text:s text:c="8"/>mov <text:s text:c="4"/>byte2,al</text:span></text:p>
      <text:p text:style-name="P2"><text:span text:style-name="T2"><text:s text:c="8"/>mov <text:s text:c="4"/>bytes,bl</text:span></text:p>
      <text:p text:style-name="P2"><text:span text:style-name="T2"><text:s text:c="8"/>mov <text:s text:c="4"/>bytes+1,bh <text:s text:c="5"/>;adds 1 to bytes</text:span></text:p>
      <text:p text:style-name="P2"><text:span text:style-name="T2"/></text:p>
      <text:p text:style-name="P2"><text:span text:style-name="T2">back2dos:</text:span></text:p>
      <text:p text:style-name="P2"><text:span text:style-name="T2"/></text:p>
      <text:p text:style-name="P2"><text:span text:style-name="T2"><text:s text:c="8"/>mov <text:s text:c="4"/>ax,4c00h</text:span></text:p>
      <text:p text:style-name="P2"><text:span text:style-name="T2"><text:s text:c="8"/>int <text:s text:c="4"/>21h</text:span></text:p>
      <text:p text:style-name="P2"><text:span text:style-name="T2"/></text:p>
      <text:p text:style-name="P2"><text:soft-page-break/><text:span text:style-name="T2">main <text:s text:c="3"/>ENDP</text:span></text:p>
      <text:p text:style-name="P2"><text:span text:style-name="T2">code <text:s text:c="3"/>ENDS</text:span></text:p>
      <text:p text:style-name="P2"><text:span text:style-name="T2">;</text:span></text:p>
      <text:p text:style-name="P2"><text:span text:style-name="T2">; Data Section below</text:span></text:p>
      <text:p text:style-name="P2"><text:span text:style-name="T2">;</text:span></text:p>
      <text:p text:style-name="P2"><text:span text:style-name="T2">;</text:span></text:p>
      <text:p text:style-name="P2"><text:span text:style-name="T2">;</text:span></text:p>
      <text:p text:style-name="P2"><text:span text:style-name="T2">;</text:span></text:p>
      <text:p text:style-name="P2"><text:span text:style-name="T2"/></text:p>
      <text:p text:style-name="P2"><text:span text:style-name="T2">data <text:s text:c="3"/>SEGMENT</text:span></text:p>
      <text:p text:style-name="P2"><text:span text:style-name="T2">word1 <text:s text:c="2"/>DW <text:s text:c="5"/>9999h <text:s text:c="2"/>;marker</text:span></text:p>
      <text:p text:style-name="P2"><text:span text:style-name="T2">word2 <text:s text:c="2"/>DW <text:s text:c="5"/>0</text:span></text:p>
      <text:p text:style-name="P2"><text:span text:style-name="T2">word3 <text:s text:c="2"/>DW <text:s text:c="5"/>0</text:span></text:p>
      <text:p text:style-name="P2"><text:span text:style-name="T2">word4 <text:s text:c="2"/>DW <text:s text:c="5"/>0</text:span></text:p>
      <text:p text:style-name="P2"><text:span text:style-name="T2"><text:s text:c="8"/>DW <text:s text:c="5"/>4 DUP (0)</text:span></text:p>
      <text:p text:style-name="P2"><text:span text:style-name="T2">byte1 <text:s text:c="2"/>DB <text:s text:c="5"/>0</text:span></text:p>
      <text:p text:style-name="P2"><text:span text:style-name="T2">byte2 <text:s text:c="2"/>DB <text:s text:c="5"/>0</text:span></text:p>
      <text:p text:style-name="P2"><text:span text:style-name="T2">bytes <text:s text:c="2"/>DB <text:s text:c="5"/>1,2,3,4</text:span></text:p>
      <text:p text:style-name="P2"><text:span text:style-name="T2">data <text:s text:c="3"/>ENDS</text:span></text:p>
      <text:p text:style-name="P2"><text:span text:style-name="T2"/></text:p>
      <text:p text:style-name="P2"><text:span text:style-name="T2"><text:s text:c="8"/>END</text:span></text:p>
      <text:p text:style-name="P2"><text:span text:style-name="T2"/></text:p>
      <text:p text:style-name="P1"/>
      <text:p text:style-name="P2">2.2 Step 4 Source</text:p>
      <text:p text:style-name="P1"/>
      <text:p text:style-name="P1">;=============================================================================</text:p>
      <text:p text:style-name="P1">; PROGRAM: LAB3B.ASM</text:p>
      <text:p text:style-name="P1">;</text:p>
      <text:p text:style-name="P1">; DESCRIPTION: A program which demonstrates the manipulation of data variables</text:p>
      <text:p text:style-name="P1">; in memory</text:p>
      <text:p text:style-name="P1">;</text:p>
      <text:p text:style-name="P1">; AUTHOR: Calvin Ouellet-Ference</text:p>
      <text:p text:style-name="P1">;=============================================================================</text:p>
      <text:p text:style-name="P1"/>
      <text:p text:style-name="P1"><text:s text:c="8"/>Assume cs:code, ds:data</text:p>
      <text:p text:style-name="P1">code <text:s text:c="3"/>SEGMENT</text:p>
      <text:p text:style-name="P1">main <text:s text:c="3"/>PROC</text:p>
      <text:p text:style-name="P1">init:</text:p>
      <text:p text:style-name="P1"><text:s text:c="8"/>mov <text:s text:c="4"/>ax,data ;beinging instructions</text:p>
      <text:p text:style-name="P1"><text:s text:c="8"/>mov <text:s text:c="4"/>ds,ax <text:s text:c="2"/>;data segment</text:p>
      <text:p text:style-name="P1"/>
      <text:p text:style-name="P1">start:</text:p>
      <text:p text:style-name="P1"><text:s text:c="8"/>mov <text:s text:c="4"/>ax,0cdabh</text:p>
      <text:p text:style-name="P1"><text:s text:c="8"/>mov <text:s text:c="4"/>word1,ax</text:p>
      <text:p text:style-name="P1"><text:s text:c="8"/>mov <text:s text:c="4"/>ax,96efh</text:p>
      <text:p text:style-name="P1"><text:soft-page-break/><text:s text:c="8"/>mov <text:s text:c="4"/>word2,ax</text:p>
      <text:p text:style-name="P1"><text:s text:c="8"/>mov <text:s text:c="4"/>ax,5a5ah</text:p>
      <text:p text:style-name="P1"><text:s text:c="8"/>mov <text:s text:c="4"/>word3,ax</text:p>
      <text:p text:style-name="P1"><text:s text:c="8"/>mov <text:s text:c="4"/>ax,0bcdch</text:p>
      <text:p text:style-name="P1"><text:s text:c="8"/>mov <text:s text:c="4"/>word4,ax</text:p>
      <text:p text:style-name="P1"><text:s text:c="8"/>mov <text:s text:c="4"/>ax,6543h</text:p>
      <text:p text:style-name="P1"><text:s text:c="8"/>mov <text:s text:c="4"/>word4+2,ax</text:p>
      <text:p text:style-name="P1"><text:s text:c="8"/>mov <text:s text:c="4"/>ax,0</text:p>
      <text:p text:style-name="P1"><text:s text:c="8"/>mov <text:s text:c="4"/>word4+4,ax</text:p>
      <text:p text:style-name="P1"><text:s text:c="8"/>mov <text:s text:c="4"/>word4+6,ax</text:p>
      <text:p text:style-name="P1"><text:s text:c="8"/>mov <text:s text:c="4"/>word4+8,ax</text:p>
      <text:p text:style-name="P1"><text:tab/>mov<text:tab/>ax,8899h</text:p>
      <text:p text:style-name="P1"><text:s text:c="8"/>mov <text:s text:c="4"/>word4+10,ax </text:p>
      <text:p text:style-name="P1"><text:tab/>mov<text:tab/>ax,6655h</text:p>
      <text:p text:style-name="P1"><text:tab/>mov<text:tab/>word4+12,ax</text:p>
      <text:p text:style-name="P1"><text:tab/>mov<text:tab/>ax,0403h</text:p>
      <text:p text:style-name="P1"><text:tab/>mov<text:tab/>word4+14,ax</text:p>
      <text:p text:style-name="P1"><text:tab/>mov<text:tab/>ax,81ECh</text:p>
      <text:p text:style-name="P1"><text:tab/>mov<text:tab/>word4+16,ax</text:p>
      <text:p text:style-name="P1"><text:tab/>mov<text:tab/>ax,84ECh</text:p>
      <text:p text:style-name="P1"><text:tab/>mov<text:tab/>word4+18,ax</text:p>
      <text:p text:style-name="P1"><text:tab/>mov<text:tab/>ax,5700h</text:p>
      <text:p text:style-name="P1"><text:tab/>mov<text:tab/>word4+20,ax</text:p>
      <text:p text:style-name="P1"><text:tab/>mov<text:tab/>ax,0E956h</text:p>
      <text:p text:style-name="P1"><text:tab/>mov<text:tab/>word4+22,ax</text:p>
      <text:p text:style-name="P1"><text:s text:c="8"/>mov <text:s text:c="4"/>ax,00BCh</text:p>
      <text:p text:style-name="P1"><text:tab/>mov<text:tab/>word4+24,ax</text:p>
      <text:p text:style-name="P1">back2dos:</text:p>
      <text:p text:style-name="P1"/>
      <text:p text:style-name="P1"><text:s text:c="8"/>mov <text:s text:c="4"/>ax,4c00h</text:p>
      <text:p text:style-name="P1"><text:s text:c="8"/>int <text:s text:c="4"/>21h</text:p>
      <text:p text:style-name="P1"/>
      <text:p text:style-name="P1">main <text:s text:c="3"/>ENDP</text:p>
      <text:p text:style-name="P1">code <text:s text:c="3"/>ENDS</text:p>
      <text:p text:style-name="P1">;</text:p>
      <text:p text:style-name="P1">; Data Section below</text:p>
      <text:p text:style-name="P1">;</text:p>
      <text:p text:style-name="P1">;</text:p>
      <text:p text:style-name="P1">;</text:p>
      <text:p text:style-name="P1">;</text:p>
      <text:p text:style-name="P1"/>
      <text:p text:style-name="P1">data <text:s text:c="3"/>SEGMENT</text:p>
      <text:p text:style-name="P1">word1 <text:s text:c="2"/>DW <text:s text:c="5"/>9999h <text:s text:c="2"/>;marker</text:p>
      <text:p text:style-name="P1">word2 <text:s text:c="2"/>DW <text:s text:c="5"/>0</text:p>
      <text:p text:style-name="P1">word3 <text:s text:c="2"/>DW <text:s text:c="5"/>0</text:p>
      <text:p text:style-name="P1">word4 <text:s text:c="2"/>DW <text:s text:c="5"/>0</text:p>
      <text:p text:style-name="P1"><text:s text:c="8"/>DW <text:s text:c="5"/>4 DUP (0)</text:p>
      <text:p text:style-name="P1">byte1 <text:s text:c="2"/>DB <text:s text:c="5"/>0</text:p>
      <text:p text:style-name="P1">byte2 <text:s text:c="2"/>DB <text:s text:c="5"/>0</text:p>
      <text:p text:style-name="P1"><text:soft-page-break/>bytes <text:s text:c="2"/>DB <text:s text:c="5"/>1,2,3,4</text:p>
      <text:p text:style-name="P1">data <text:s text:c="3"/>ENDS</text:p>
      <text:p text:style-name="P1"/>
      <text:p text:style-name="P1"><text:s text:c="8"/>END</text:p>
      <text:p text:style-name="P1"/>
      <text:p text:style-name="P2">2.3 Step 6 Source</text:p>
      <text:p text:style-name="P2"><text:span text:style-name="T2"/></text:p>
      <text:p text:style-name="P2"><text:span text:style-name="T2">;=============================================================================</text:span></text:p>
      <text:p text:style-name="P2"><text:span text:style-name="T2">; PROGRAM: LAB3C.ASM</text:span></text:p>
      <text:p text:style-name="P2"><text:span text:style-name="T2">;</text:span></text:p>
      <text:p text:style-name="P2"><text:span text:style-name="T2">; DESCRIPTION: A program which demonstrates the manipulation of data variables</text:span></text:p>
      <text:p text:style-name="P2"><text:span text:style-name="T2">; in memory</text:span></text:p>
      <text:p text:style-name="P2"><text:span text:style-name="T2">;</text:span></text:p>
      <text:p text:style-name="P2"><text:span text:style-name="T2">; AUTHOR: Cahvin Ouellet-Ference</text:span></text:p>
      <text:p text:style-name="P2"><text:span text:style-name="T2">;=============================================================================</text:span></text:p>
      <text:p text:style-name="P2"><text:span text:style-name="T2"/></text:p>
      <text:p text:style-name="P2"><text:span text:style-name="T2"><text:s text:c="8"/>Assume cs:code, ds:data</text:span></text:p>
      <text:p text:style-name="P2"><text:span text:style-name="T2">code <text:s text:c="3"/>SEGMENT</text:span></text:p>
      <text:p text:style-name="P2"><text:span text:style-name="T2">main <text:s text:c="3"/>PROC</text:span></text:p>
      <text:p text:style-name="P2"><text:span text:style-name="T2">init:</text:span></text:p>
      <text:p text:style-name="P2"><text:span text:style-name="T2"><text:s text:c="8"/>mov <text:s text:c="4"/>ax,data ;beinging instructions</text:span></text:p>
      <text:p text:style-name="P2"><text:span text:style-name="T2"><text:s text:c="8"/>mov <text:s text:c="4"/>ds,ax <text:s text:c="2"/>;data segment</text:span></text:p>
      <text:p text:style-name="P2"><text:span text:style-name="T2"/></text:p>
      <text:p text:style-name="P2"><text:span text:style-name="T2">start:</text:span></text:p>
      <text:p text:style-name="P2"><text:span text:style-name="T2"><text:tab/>mov<text:tab/>ah,byte16</text:span></text:p>
      <text:p text:style-name="P2"><text:span text:style-name="T2"><text:tab/>mov<text:tab/>byte16+1,ah</text:span></text:p>
      <text:p text:style-name="P2"><text:span text:style-name="T2"><text:tab/>mov<text:tab/>ah,byte15</text:span></text:p>
      <text:p text:style-name="P2"><text:span text:style-name="T2"><text:tab/>mov<text:tab/>byte16+2,ah</text:span></text:p>
      <text:p text:style-name="P2"><text:span text:style-name="T2"><text:tab/>mov<text:tab/>ah,byte14</text:span></text:p>
      <text:p text:style-name="P2"><text:span text:style-name="T2"><text:tab/>mov<text:tab/>byte16+3,ah</text:span></text:p>
      <text:p text:style-name="P2"><text:span text:style-name="T2"><text:tab/>mov<text:tab/>ah,byte13</text:span></text:p>
      <text:p text:style-name="P2"><text:span text:style-name="T2"><text:tab/>mov<text:tab/>byte16+4,ah</text:span></text:p>
      <text:p text:style-name="P2"><text:span text:style-name="T2"><text:tab/>mov<text:tab/>ah,byte12</text:span></text:p>
      <text:p text:style-name="P2"><text:span text:style-name="T2"><text:tab/>mov<text:tab/>byte16+5,ah</text:span></text:p>
      <text:p text:style-name="P2"><text:span text:style-name="T2"><text:tab/>mov<text:tab/>ah,byte11</text:span></text:p>
      <text:p text:style-name="P2"><text:span text:style-name="T2"><text:tab/>mov<text:tab/>byte16+6,ah</text:span></text:p>
      <text:p text:style-name="P2"><text:span text:style-name="T2"><text:tab/>mov<text:tab/>ah,byte10</text:span></text:p>
      <text:p text:style-name="P2"><text:span text:style-name="T2"><text:tab/>mov<text:tab/>byte16+7,ah</text:span></text:p>
      <text:p text:style-name="P2"><text:span text:style-name="T2"><text:tab/>mov<text:tab/>ah,byte9</text:span></text:p>
      <text:p text:style-name="P2"><text:span text:style-name="T2"><text:tab/>mov<text:tab/>byte16+8,ah</text:span></text:p>
      <text:p text:style-name="P2"><text:span text:style-name="T2"><text:tab/>mov<text:tab/>ah,byte8</text:span></text:p>
      <text:p text:style-name="P2"><text:span text:style-name="T2"><text:tab/>mov<text:tab/>byte16+9,ah</text:span></text:p>
      <text:p text:style-name="P2"><text:span text:style-name="T2"><text:tab/>mov<text:tab/>ah,byte7</text:span></text:p>
      <text:p text:style-name="P2"><text:span text:style-name="T2"><text:tab/>mov<text:tab/>byte16+10,ah</text:span></text:p>
      <text:p text:style-name="P2"><text:span text:style-name="T2"><text:tab/>mov<text:tab/>ah,byte6</text:span></text:p>
      <text:p text:style-name="P2"><text:soft-page-break/><text:span text:style-name="T2"><text:tab/>mov<text:tab/>byte16+11,ah</text:span></text:p>
      <text:p text:style-name="P2"><text:span text:style-name="T2"><text:tab/>mov<text:tab/>ah,byte5</text:span></text:p>
      <text:p text:style-name="P2"><text:span text:style-name="T2"><text:tab/>mov<text:tab/>byte16+12,ah</text:span></text:p>
      <text:p text:style-name="P2"><text:span text:style-name="T2"><text:tab/>mov<text:tab/>ah,byte4</text:span></text:p>
      <text:p text:style-name="P2"><text:span text:style-name="T2"><text:tab/>mov<text:tab/>byte16+13,ah</text:span></text:p>
      <text:p text:style-name="P2"><text:span text:style-name="T2"><text:tab/>mov<text:tab/>ah,byte3</text:span></text:p>
      <text:p text:style-name="P2"><text:span text:style-name="T2"><text:tab/>mov<text:tab/>byte16+14,ah</text:span></text:p>
      <text:p text:style-name="P2"><text:span text:style-name="T2"><text:tab/>mov<text:tab/>ah,byte2</text:span></text:p>
      <text:p text:style-name="P2"><text:span text:style-name="T2"><text:tab/>mov<text:tab/>byte16+15,ah</text:span></text:p>
      <text:p text:style-name="P2"><text:span text:style-name="T2"><text:tab/>mov<text:tab/>ah,byte1</text:span></text:p>
      <text:p text:style-name="P2"><text:span text:style-name="T2"><text:tab/>mov<text:tab/>byte16+16,ah</text:span></text:p>
      <text:p text:style-name="P2"><text:span text:style-name="T2"><text:s text:c="8"/></text:span></text:p>
      <text:p text:style-name="P2"><text:span text:style-name="T2">back2dos:</text:span></text:p>
      <text:p text:style-name="P2"><text:span text:style-name="T2"/></text:p>
      <text:p text:style-name="P2"><text:span text:style-name="T2"><text:s text:c="8"/>mov <text:s text:c="4"/>ax,4c00h</text:span></text:p>
      <text:p text:style-name="P2"><text:span text:style-name="T2"><text:s text:c="8"/>int <text:s text:c="4"/>21h</text:span></text:p>
      <text:p text:style-name="P2"><text:span text:style-name="T2"/></text:p>
      <text:p text:style-name="P2"><text:span text:style-name="T2">main <text:s text:c="3"/>ENDP</text:span></text:p>
      <text:p text:style-name="P2"><text:span text:style-name="T2">code <text:s text:c="3"/>ENDS</text:span></text:p>
      <text:p text:style-name="P2"><text:span text:style-name="T2">;</text:span></text:p>
      <text:p text:style-name="P2"><text:span text:style-name="T2">; Data Section below</text:span></text:p>
      <text:p text:style-name="P2"><text:span text:style-name="T2">;</text:span></text:p>
      <text:p text:style-name="P2"><text:span text:style-name="T2">;</text:span></text:p>
      <text:p text:style-name="P2"><text:span text:style-name="T2">;</text:span></text:p>
      <text:p text:style-name="P2"><text:span text:style-name="T2">;</text:span></text:p>
      <text:p text:style-name="P2"><text:span text:style-name="T2"/></text:p>
      <text:p text:style-name="P2"><text:span text:style-name="T2">data <text:s text:c="3"/>SEGMENT</text:span></text:p>
      <text:p text:style-name="P2"><text:span text:style-name="T2">word1 <text:s text:c="2"/>DW <text:s text:c="5"/>9999h <text:s text:c="2"/>;marker</text:span></text:p>
      <text:p text:style-name="P2"><text:span text:style-name="T2">byte1<text:tab/>DB<text:tab/>0A5h</text:span></text:p>
      <text:p text:style-name="P2"><text:span text:style-name="T2">byte2<text:tab/>DB<text:tab/>7bh</text:span></text:p>
      <text:p text:style-name="P2"><text:span text:style-name="T2">byte3<text:tab/>DB<text:tab/>6eh</text:span></text:p>
      <text:p text:style-name="P2"><text:span text:style-name="T2">byte4 <text:tab/>DB<text:tab/>2dh</text:span></text:p>
      <text:p text:style-name="P2"><text:span text:style-name="T2">byte5<text:tab/>DB<text:tab/>1fh</text:span></text:p>
      <text:p text:style-name="P2"><text:span text:style-name="T2">byte6<text:tab/>DB<text:tab/>0ch</text:span></text:p>
      <text:p text:style-name="P2"><text:span text:style-name="T2">byte7<text:tab/>DB<text:tab/>77h</text:span></text:p>
      <text:p text:style-name="P2"><text:span text:style-name="T2">byte8<text:tab/>DB<text:tab/>99h</text:span></text:p>
      <text:p text:style-name="P2"><text:span text:style-name="T2">byte9<text:tab/>DB<text:tab/>10h</text:span></text:p>
      <text:p text:style-name="P2"><text:span text:style-name="T2">byte10<text:tab/>DB<text:tab/>0bbh</text:span></text:p>
      <text:p text:style-name="P2"><text:span text:style-name="T2">byte11<text:tab/>DB<text:tab/>3dh</text:span></text:p>
      <text:p text:style-name="P2"><text:span text:style-name="T2">byte12<text:tab/>DB<text:tab/>43h</text:span></text:p>
      <text:p text:style-name="P2"><text:span text:style-name="T2">byte13<text:tab/>DB<text:tab/>0h</text:span></text:p>
      <text:p text:style-name="P2"><text:span text:style-name="T2">byte14<text:tab/>DB<text:tab/>0h</text:span></text:p>
      <text:p text:style-name="P2"><text:span text:style-name="T2">byte15<text:tab/>DB<text:tab/>55h</text:span></text:p>
      <text:p text:style-name="P2"><text:span text:style-name="T2">byte16<text:tab/>DB<text:tab/>0AAh</text:span></text:p>
      <text:p text:style-name="P2"><text:span text:style-name="T2"><text:tab/>DB<text:tab/>16 DUP (0)</text:span></text:p>
      <text:p text:style-name="P2"><text:span text:style-name="T2"/></text:p>
      <text:p text:style-name="P2"><text:span text:style-name="T2">data <text:s text:c="3"/>ENDS</text:span></text:p>
      <text:p text:style-name="P2"><text:span text:style-name="T2"/></text:p>
      <text:p text:style-name="P2"><text:span text:style-name="T2"><text:s text:c="8"/>END</text:span></text:p>
      <text:p text:style-name="P2"><text:soft-page-break/>2.4 Step 7 Source</text:p>
      <text:p text:style-name="P2"><text:span text:style-name="T2"/></text:p>
      <text:p text:style-name="P2"><text:span text:style-name="T2">;=============================================================================</text:span></text:p>
      <text:p text:style-name="P2"><text:span text:style-name="T2">; PROGRAM: LAB3D.ASM</text:span></text:p>
      <text:p text:style-name="P2"><text:span text:style-name="T2">;</text:span></text:p>
      <text:p text:style-name="P2"><text:span text:style-name="T2">; DESCRIPTION: A program which demonstrates the manipulation of data variables</text:span></text:p>
      <text:p text:style-name="P2"><text:span text:style-name="T2">; in memory</text:span></text:p>
      <text:p text:style-name="P2"><text:span text:style-name="T2">;</text:span></text:p>
      <text:p text:style-name="P2"><text:span text:style-name="T2">; AUTHOR: Cahvin Ouellet-Ference</text:span></text:p>
      <text:p text:style-name="P2"><text:span text:style-name="T2">;=============================================================================</text:span></text:p>
      <text:p text:style-name="P2"><text:span text:style-name="T2"/></text:p>
      <text:p text:style-name="P2"><text:span text:style-name="T2"><text:s text:c="8"/>Assume cs:code, ds:data</text:span></text:p>
      <text:p text:style-name="P2"><text:span text:style-name="T2">code <text:s text:c="3"/>SEGMENT</text:span></text:p>
      <text:p text:style-name="P2"><text:span text:style-name="T2">main <text:s text:c="3"/>PROC</text:span></text:p>
      <text:p text:style-name="P2"><text:span text:style-name="T2">init:</text:span></text:p>
      <text:p text:style-name="P2"><text:span text:style-name="T2"><text:s text:c="8"/>mov <text:s text:c="4"/>ax,data ;beinging instructions</text:span></text:p>
      <text:p text:style-name="P2"><text:span text:style-name="T2"><text:s text:c="8"/>mov <text:s text:c="4"/>ds,ax <text:s text:c="2"/>;data segment</text:span></text:p>
      <text:p text:style-name="P2"><text:span text:style-name="T2"/></text:p>
      <text:p text:style-name="P2"><text:span text:style-name="T2">start:</text:span></text:p>
      <text:p text:style-name="P2"><text:span text:style-name="T2"><text:tab/>mov<text:tab/>ah,byte1</text:span></text:p>
      <text:p text:style-name="P2"><text:span text:style-name="T2"><text:tab/>mov<text:tab/>al,byte2</text:span></text:p>
      <text:p text:style-name="P2"><text:span text:style-name="T2"><text:tab/>mov<text:tab/>bh,byte3</text:span></text:p>
      <text:p text:style-name="P2"><text:span text:style-name="T2"><text:tab/>mov<text:tab/>byte4+1,bh</text:span></text:p>
      <text:p text:style-name="P2"><text:span text:style-name="T2"><text:tab/>mov<text:tab/>byte4+2,al</text:span></text:p>
      <text:p text:style-name="P2"><text:span text:style-name="T2"><text:tab/>mov<text:tab/>byte4+3,ah</text:span></text:p>
      <text:p text:style-name="P2"><text:span text:style-name="T2"><text:tab/>mov<text:tab/>ax,word2</text:span></text:p>
      <text:p text:style-name="P2"><text:span text:style-name="T2"><text:tab/>mov<text:tab/>byte4+4,al</text:span></text:p>
      <text:p text:style-name="P2"><text:span text:style-name="T2"><text:tab/>mov<text:tab/>byte4+5,ah</text:span></text:p>
      <text:p text:style-name="P2"><text:span text:style-name="T2"><text:tab/>mov<text:tab/>ax,word4</text:span></text:p>
      <text:p text:style-name="P2"><text:span text:style-name="T2"><text:tab/>mov<text:tab/>byte4+6,al</text:span></text:p>
      <text:p text:style-name="P2"><text:span text:style-name="T2"><text:tab/>mov<text:tab/>byte4+7,ah</text:span></text:p>
      <text:p text:style-name="P2"><text:span text:style-name="T2"><text:tab/>mov<text:tab/>ax,word3</text:span></text:p>
      <text:p text:style-name="P2"><text:span text:style-name="T2"><text:tab/>mov<text:tab/>byte4+8,al</text:span></text:p>
      <text:p text:style-name="P2"><text:span text:style-name="T2"><text:tab/>mov<text:tab/>byte4+9,ah</text:span></text:p>
      <text:p text:style-name="P2"><text:span text:style-name="T2"><text:tab/>mov<text:tab/>ax,word5</text:span></text:p>
      <text:p text:style-name="P2"><text:span text:style-name="T2"><text:tab/>mov<text:tab/>byte4+10,al</text:span></text:p>
      <text:p text:style-name="P2"><text:span text:style-name="T2"><text:tab/>mov<text:tab/>byte4+11,ah</text:span></text:p>
      <text:p text:style-name="P2"><text:span text:style-name="T2"><text:tab/>mov<text:tab/>ah,bytes+0</text:span></text:p>
      <text:p text:style-name="P2"><text:span text:style-name="T2"><text:tab/>mov<text:tab/>al,bytes+1</text:span></text:p>
      <text:p text:style-name="P2"><text:span text:style-name="T2"><text:tab/>mov<text:tab/>bh,bytes+2</text:span></text:p>
      <text:p text:style-name="P2"><text:span text:style-name="T2"><text:tab/>mov<text:tab/>bl,bytes+3</text:span></text:p>
      <text:p text:style-name="P2"><text:span text:style-name="T2"><text:tab/>mov<text:tab/>byte4+12,ah</text:span></text:p>
      <text:p text:style-name="P2"><text:span text:style-name="T2"><text:tab/>mov<text:tab/>byte4+13,al</text:span></text:p>
      <text:p text:style-name="P2"><text:span text:style-name="T2"><text:tab/>mov<text:tab/>byte4+14,bh</text:span></text:p>
      <text:p text:style-name="P2"><text:span text:style-name="T2"><text:tab/>mov<text:tab/>byte4+15,bl</text:span></text:p>
      <text:p text:style-name="P2"><text:soft-page-break/><text:span text:style-name="T2"><text:tab/>mov<text:tab/>ah,byte4</text:span></text:p>
      <text:p text:style-name="P2"><text:span text:style-name="T2"><text:tab/>mov<text:tab/>byte4+16,ah<text:tab/></text:span></text:p>
      <text:p text:style-name="P2"><text:span text:style-name="T2"/></text:p>
      <text:p text:style-name="P2"><text:span text:style-name="T2"><text:s text:c="8"/></text:span></text:p>
      <text:p text:style-name="P2"><text:span text:style-name="T2">back2dos:</text:span></text:p>
      <text:p text:style-name="P2"><text:span text:style-name="T2"/></text:p>
      <text:p text:style-name="P2"><text:span text:style-name="T2"><text:s text:c="8"/>mov <text:s text:c="4"/>ax,4c00h</text:span></text:p>
      <text:p text:style-name="P2"><text:span text:style-name="T2"><text:s text:c="8"/>int <text:s text:c="4"/>21h</text:span></text:p>
      <text:p text:style-name="P2"><text:span text:style-name="T2"/></text:p>
      <text:p text:style-name="P2"><text:span text:style-name="T2">main <text:s text:c="3"/>ENDP</text:span></text:p>
      <text:p text:style-name="P2"><text:span text:style-name="T2">code <text:s text:c="3"/>ENDS</text:span></text:p>
      <text:p text:style-name="P2"><text:span text:style-name="T2">;</text:span></text:p>
      <text:p text:style-name="P2"><text:span text:style-name="T2">; Data Section below</text:span></text:p>
      <text:p text:style-name="P2"><text:span text:style-name="T2">;</text:span></text:p>
      <text:p text:style-name="P2"><text:span text:style-name="T2">;</text:span></text:p>
      <text:p text:style-name="P2"><text:span text:style-name="T2">;</text:span></text:p>
      <text:p text:style-name="P2"><text:span text:style-name="T2">;</text:span></text:p>
      <text:p text:style-name="P2"><text:span text:style-name="T2"/></text:p>
      <text:p text:style-name="P2"><text:span text:style-name="T2">data <text:s text:c="3"/>SEGMENT</text:span></text:p>
      <text:p text:style-name="P2"><text:span text:style-name="T2">word1 <text:s text:c="2"/>DW <text:s text:c="5"/>9999h <text:s text:c="2"/>;marker</text:span></text:p>
      <text:p text:style-name="P2"><text:span text:style-name="T2">word2<text:tab/>DW<text:tab/>0bbaah</text:span></text:p>
      <text:p text:style-name="P2"><text:span text:style-name="T2">byte1<text:tab/>DB<text:tab/>92h</text:span></text:p>
      <text:p text:style-name="P2"><text:span text:style-name="T2">byte2<text:tab/>DB<text:tab/>87h</text:span></text:p>
      <text:p text:style-name="P2"><text:span text:style-name="T2">byte3<text:tab/>DB<text:tab/>62h</text:span></text:p>
      <text:p text:style-name="P2"><text:span text:style-name="T2">word3<text:tab/>DW<text:tab/>5539h</text:span></text:p>
      <text:p text:style-name="P2"><text:span text:style-name="T2">word4<text:tab/>DW<text:tab/>4ed2h</text:span></text:p>
      <text:p text:style-name="P2"><text:span text:style-name="T2">bytes<text:tab/>DB<text:tab/>7fh,13h,0h,66h <text:tab/></text:span></text:p>
      <text:p text:style-name="P2"><text:span text:style-name="T2">word5<text:tab/>DW<text:tab/>0ee22h</text:span></text:p>
      <text:p text:style-name="P2"><text:span text:style-name="T2">byte4<text:tab/>DB<text:tab/>88h</text:span></text:p>
      <text:p text:style-name="P2"><text:span text:style-name="T2"><text:tab/>DB<text:tab/>3 DUP (0)</text:span></text:p>
      <text:p text:style-name="P2"><text:span text:style-name="T2"><text:tab/>DW<text:tab/>4 DUP (0)</text:span></text:p>
      <text:p text:style-name="P2"><text:span text:style-name="T2"><text:tab/>DB<text:tab/>5 DUP (0)</text:span></text:p>
      <text:p text:style-name="P2"><text:span text:style-name="T2"/></text:p>
      <text:p text:style-name="P2"><text:span text:style-name="T2">data <text:s text:c="3"/>ENDS</text:span></text:p>
      <text:p text:style-name="P2"><text:span text:style-name="T2"/></text:p>
      <text:p text:style-name="P2"><text:span text:style-name="T2"><text:s text:c="8"/>END</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3. LST Files</text:p>
      <text:p text:style-name="P11"/>
      <text:p text:style-name="P2">3.1 Step 3 List</text:p>
      <text:p text:style-name="P2"/>
      <text:p text:style-name="P1">Microsoft (R) Macro Assembler Version 6.11d<text:tab/><text:tab/> <text:s text:c="3"/>09/24/08 15:26:04</text:p>
      <text:p text:style-name="P1">lab3.asm<text:tab/><text:tab/><text:tab/><text:tab/><text:tab/><text:tab/> <text:s text:c="4"/>Page 1 - 1</text:p>
      <text:p text:style-name="P1"/>
      <text:p text:style-name="P1"/>
      <text:p text:style-name="P1"><text:tab/><text:tab/><text:tab/><text:tab/>;=============================================================================</text:p>
      <text:p text:style-name="P1"><text:tab/><text:tab/><text:tab/><text:tab/>; PROGRAM: LAB3.ASM</text:p>
      <text:p text:style-name="P1"><text:tab/><text:tab/><text:tab/><text:tab/>;</text:p>
      <text:p text:style-name="P1"><text:tab/><text:tab/><text:tab/><text:tab/>; DESCRIPTION: A program which demonstrates the manipulation of data variables</text:p>
      <text:p text:style-name="P1"><text:tab/><text:tab/><text:tab/><text:tab/>; in memory</text:p>
      <text:p text:style-name="P1"><text:tab/><text:tab/><text:tab/><text:tab/>;</text:p>
      <text:p text:style-name="P1"><text:tab/><text:tab/><text:tab/><text:tab/>; AUTHOR: Calvin Ouellet-Ference</text:p>
      <text:p text:style-name="P1"><text:tab/><text:tab/><text:tab/><text:tab/>;=============================================================================</text:p>
      <text:p text:style-name="P1"/>
      <text:p text:style-name="P1"><text:tab/><text:tab/><text:tab/><text:tab/> <text:s text:c="7"/>Assume cs:code, ds:data</text:p>
      <text:p text:style-name="P1"><text:s/>0000<text:tab/><text:tab/><text:tab/><text:tab/>code <text:s text:c="3"/>SEGMENT</text:p>
      <text:p text:style-name="P1"><text:s/>0000<text:tab/><text:tab/><text:tab/><text:tab/>main <text:s text:c="3"/>PROC</text:p>
      <text:p text:style-name="P1"><text:s/>0000<text:tab/><text:tab/><text:tab/><text:tab/>init:</text:p>
      <text:p text:style-name="P1"><text:s/>0000 <text:s/>B8 ---- R<text:tab/><text:tab/> <text:s text:c="7"/>mov <text:s text:c="4"/>ax,data ;beinging instructions</text:p>
      <text:p text:style-name="P1"><text:s/>0003 <text:s/>8E D8<text:tab/><text:tab/><text:tab/> <text:s text:c="7"/>mov <text:s text:c="4"/>ds,ax <text:s text:c="2"/>;data segment</text:p>
      <text:p text:style-name="P1"/>
      <text:p text:style-name="P1"><text:s/>0005<text:tab/><text:tab/><text:tab/><text:tab/>start:</text:p>
      <text:p text:style-name="P1"><text:s/>0005 <text:s/>B8 55AA<text:tab/><text:tab/><text:tab/> <text:s text:c="7"/>mov <text:s text:c="4"/>ax,55aah</text:p>
      <text:p text:style-name="P1"><text:s/>0008 <text:s/>BB 96A5<text:tab/><text:tab/><text:tab/> <text:s text:c="7"/>mov <text:s text:c="4"/>bx,96a5h</text:p>
      <text:p text:style-name="P1"><text:s/>000B <text:s/>B9 FFFF<text:tab/><text:tab/><text:tab/> <text:s text:c="7"/>mov <text:s text:c="4"/>cx,0ffffh</text:p>
      <text:p text:style-name="P1"/>
      <text:p text:style-name="P1"><text:s/>000E<text:tab/><text:tab/><text:tab/><text:tab/>send2mem:</text:p>
      <text:p text:style-name="P1"/>
      <text:p text:style-name="P1"><text:s/>000E <text:s/>A3 0002 R<text:tab/><text:tab/> <text:s text:c="7"/>mov <text:s text:c="4"/>word2,ax</text:p>
      <text:p text:style-name="P1"><text:s/>0011 <text:s/>89 1E 0004 R<text:tab/><text:tab/> <text:s text:c="7"/>mov <text:s text:c="4"/>word3,bx</text:p>
      <text:p text:style-name="P1"><text:s/>0015 <text:s/>89 0E 000A R<text:tab/><text:tab/> <text:s text:c="7"/>mov <text:s text:c="4"/>word4+4,cx <text:s text:c="5"/>;adds 4 to word4</text:p>
      <text:p text:style-name="P1"><text:s/>0019 <text:s/>88 26 0010 R<text:tab/><text:tab/> <text:s text:c="7"/>mov <text:s text:c="4"/>byte1,ah</text:p>
      <text:p text:style-name="P1"><text:s/>001D <text:s/>A2 0011 R<text:tab/><text:tab/> <text:s text:c="7"/>mov <text:s text:c="4"/>byte2,al</text:p>
      <text:p text:style-name="P1"><text:s/>0020 <text:s/>88 1E 0012 R<text:tab/><text:tab/> <text:s text:c="7"/>mov <text:s text:c="4"/>bytes,bl</text:p>
      <text:p text:style-name="P1"><text:s/>0024 <text:s/>88 3E 0013 R<text:tab/><text:tab/> <text:s text:c="7"/>mov <text:s text:c="4"/>bytes+1,bh <text:s text:c="5"/>;adds 1 to bytes</text:p>
      <text:p text:style-name="P1"/>
      <text:p text:style-name="P1"><text:s/>0028<text:tab/><text:tab/><text:tab/><text:tab/>back2dos:</text:p>
      <text:p text:style-name="P1"/>
      <text:p text:style-name="P1"><text:s/>0028 <text:s/>B8 4C00<text:tab/><text:tab/><text:tab/> <text:s text:c="7"/>mov <text:s text:c="4"/>ax,4c00h</text:p>
      <text:p text:style-name="P1"><text:s/>002B <text:s/>CD 21<text:tab/><text:tab/><text:tab/> <text:s text:c="7"/>int <text:s text:c="4"/>21h</text:p>
      <text:p text:style-name="P1"/>
      <text:p text:style-name="P1"><text:s/>002D<text:tab/><text:tab/><text:tab/><text:tab/>main <text:s text:c="3"/>ENDP</text:p>
      <text:p text:style-name="P1"><text:s/>002D<text:tab/><text:tab/><text:tab/><text:tab/>code <text:s text:c="3"/>ENDS</text:p>
      <text:p text:style-name="P1"><text:soft-page-break/><text:tab/><text:tab/><text:tab/><text:tab/>;</text:p>
      <text:p text:style-name="P1"><text:tab/><text:tab/><text:tab/><text:tab/>; Data Section below</text:p>
      <text:p text:style-name="P1"><text:tab/><text:tab/><text:tab/><text:tab/>;</text:p>
      <text:p text:style-name="P1"><text:tab/><text:tab/><text:tab/><text:tab/>;</text:p>
      <text:p text:style-name="P1"><text:tab/><text:tab/><text:tab/><text:tab/>;</text:p>
      <text:p text:style-name="P1"><text:tab/><text:tab/><text:tab/><text:tab/>;</text:p>
      <text:p text:style-name="P1"/>
      <text:p text:style-name="P1"><text:s/>0000<text:tab/><text:tab/><text:tab/><text:tab/>data <text:s text:c="3"/>SEGMENT</text:p>
      <text:p text:style-name="P1"><text:s/>0000 9999<text:tab/><text:tab/><text:tab/>word1 <text:s text:c="2"/>DW <text:s text:c="5"/>9999h <text:s text:c="2"/>;marker</text:p>
      <text:p text:style-name="P1"><text:s/>0002 0000<text:tab/><text:tab/><text:tab/>word2 <text:s text:c="2"/>DW <text:s text:c="5"/>0</text:p>
      <text:p text:style-name="P1"><text:s/>0004 0000<text:tab/><text:tab/><text:tab/>word3 <text:s text:c="2"/>DW <text:s text:c="5"/>0</text:p>
      <text:p text:style-name="P1"><text:s/>0006 0000<text:tab/><text:tab/><text:tab/>word4 <text:s text:c="2"/>DW <text:s text:c="5"/>0</text:p>
      <text:p text:style-name="P1"><text:s/>0008 <text:s/>0004 [<text:tab/><text:tab/><text:tab/> <text:s text:c="7"/>DW <text:s text:c="5"/>4 DUP (0)</text:p>
      <text:p text:style-name="P1"><text:s text:c="8"/>0000</text:p>
      <text:p text:style-name="P1"><text:s text:c="7"/>]</text:p>
      <text:p text:style-name="P1"><text:s/>0010 00<text:tab/><text:tab/><text:tab/>byte1 <text:s text:c="2"/>DB <text:s text:c="5"/>0</text:p>
      <text:p text:style-name="P1"><text:s/>0011 00<text:tab/><text:tab/><text:tab/>byte2 <text:s text:c="2"/>DB <text:s text:c="5"/>0</text:p>
      <text:p text:style-name="P1"><text:s/>0012 01 02 03 04<text:tab/><text:tab/>bytes <text:s text:c="2"/>DB <text:s text:c="5"/>1,2,3,4</text:p>
      <text:p text:style-name="P1"><text:s/>0016<text:tab/><text:tab/><text:tab/><text:tab/>data <text:s text:c="3"/>ENDS</text:p>
      <text:p text:style-name="P1"/>
      <text:p text:style-name="P1"><text:tab/><text:tab/><text:tab/><text:tab/> <text:s text:c="7"/>END</text:p>
      <text:p text:style-name="P1"/>
      <text:p text:style-name="P1"/>
      <text:p text:style-name="P1">Microsoft (R) Macro Assembler Version 6.11d<text:tab/><text:tab/> <text:s text:c="3"/>09/24/08 15:26:04</text:p>
      <text:p text:style-name="P1">lab3.asm<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2D<text:tab/> <text:s/>Para<text:tab/> <text:s/>Private </text:p>
      <text:p text:style-name="P1">data . . . . . . . . . . . . . .<text:tab/>16 Bit<text:tab/> 0016<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2D Public</text:p>
      <text:p text:style-name="P1"><text:s text:c="2"/>init . . . . . . . . . . . . .<text:tab/>L Near<text:tab/> 0000<text:tab/> <text:s/>code<text:tab/></text:p>
      <text:p text:style-name="P1"><text:s text:c="2"/>start <text:s/>. . . . . . . . . . . .<text:tab/>L Near<text:tab/> 0005<text:tab/> <text:s/>code<text:tab/></text:p>
      <text:p text:style-name="P1"><text:s text:c="2"/>send2mem . . . . . . . . . . .<text:tab/>L Near<text:tab/> 000E<text:tab/> <text:s/>code<text:tab/></text:p>
      <text:p text:style-name="P1"><text:s text:c="2"/>back2dos . . . . . . . . . . .<text:tab/>L Near<text:tab/> 0028<text:tab/> <text:s/>code<text:tab/></text:p>
      <text:p text:style-name="P1"/>
      <text:p text:style-name="P1"/>
      <text:p text:style-name="P1">Symbols:</text:p>
      <text:p text:style-name="P1"><text:soft-page-break/></text:p>
      <text:p text:style-name="P1"><text:s text:c="16"/>N a m e <text:s text:c="16"/>Type <text:s text:c="4"/>Value <text:s text:c="3"/>Attr</text:p>
      <text:p text:style-name="P1"/>
      <text:p text:style-name="P1">byte1 <text:s/>. . . . . . . . . . . . .<text:tab/>Byte<text:tab/> 0010<text:tab/> <text:s/>data<text:tab/></text:p>
      <text:p text:style-name="P1">byte2 <text:s/>. . . . . . . . . . . . .<text:tab/>Byte<text:tab/> 0011<text:tab/> <text:s/>data<text:tab/></text:p>
      <text:p text:style-name="P1">bytes <text:s/>. . . . . . . . . . . . .<text:tab/>Byte<text:tab/> 0012<text:tab/> <text:s/>data<text:tab/></text:p>
      <text:p text:style-name="P1">word1 <text:s/>. . . . . . . . . . . . .<text:tab/>Word<text:tab/> 0000<text:tab/> <text:s/>data<text:tab/></text:p>
      <text:p text:style-name="P1">word2 <text:s/>. . . . . . . . . . . . .<text:tab/>Word<text:tab/> 0002<text:tab/> <text:s/>data<text:tab/></text:p>
      <text:p text:style-name="P1">word3 <text:s/>. . . . . . . . . . . . .<text:tab/>Word<text:tab/> 0004<text:tab/> <text:s/>data<text:tab/></text:p>
      <text:p text:style-name="P1">word4 <text:s/>. . . . . . . . . . . . .<text:tab/>Word<text:tab/> 0006<text:tab/> <text:s/>data<text:tab/></text:p>
      <text:p text:style-name="P1"/>
      <text:p text:style-name="P1"><text:tab/> <text:s text:c="2"/>0 Warnings</text:p>
      <text:p text:style-name="P1"><text:tab/> <text:s text:c="2"/>0 Errors</text:p>
      <text:p text:style-name="P1"/>
      <text:p text:style-name="P1"/>
      <text:p text:style-name="P2">3.2. Step 4 List</text:p>
      <text:p text:style-name="P2"/>
      <text:p text:style-name="P1">Microsoft (R) Macro Assembler Version 6.11d<text:tab/><text:tab/> <text:s text:c="3"/>09/30/08 16:38:16</text:p>
      <text:p text:style-name="P1">meh.asm<text:tab/><text:tab/><text:tab/><text:tab/><text:tab/><text:tab/><text:tab/> <text:s text:c="4"/>Page 1 - 1</text:p>
      <text:p text:style-name="P1"/>
      <text:p text:style-name="P1"/>
      <text:p text:style-name="P1"><text:tab/><text:tab/><text:tab/><text:tab/>;=============================================================================</text:p>
      <text:p text:style-name="P1"><text:tab/><text:tab/><text:tab/><text:tab/>; PROGRAM: LAB3B.ASM</text:p>
      <text:p text:style-name="P1"><text:tab/><text:tab/><text:tab/><text:tab/>;</text:p>
      <text:p text:style-name="P1"><text:tab/><text:tab/><text:tab/><text:tab/>; DESCRIPTION: A program which demonstrates the manipulation of data variables</text:p>
      <text:p text:style-name="P1"><text:tab/><text:tab/><text:tab/><text:tab/>; in memory</text:p>
      <text:p text:style-name="P1"><text:tab/><text:tab/><text:tab/><text:tab/>;</text:p>
      <text:p text:style-name="P1"><text:tab/><text:tab/><text:tab/><text:tab/>; AUTHOR: Calvin Ouellet-Ference</text:p>
      <text:p text:style-name="P1"><text:tab/><text:tab/><text:tab/><text:tab/>;=============================================================================</text:p>
      <text:p text:style-name="P1"/>
      <text:p text:style-name="P1"><text:tab/><text:tab/><text:tab/><text:tab/> <text:s text:c="7"/>Assume cs:code, ds:data</text:p>
      <text:p text:style-name="P1"><text:s/>0000<text:tab/><text:tab/><text:tab/><text:tab/>code <text:s text:c="3"/>SEGMENT</text:p>
      <text:p text:style-name="P1"><text:s/>0000<text:tab/><text:tab/><text:tab/><text:tab/>main <text:s text:c="3"/>PROC</text:p>
      <text:p text:style-name="P1"><text:s/>0000<text:tab/><text:tab/><text:tab/><text:tab/>init:</text:p>
      <text:p text:style-name="P1"><text:s/>0000 <text:s/>B8 ---- R<text:tab/><text:tab/> <text:s text:c="7"/>mov <text:s text:c="4"/>ax,data ;beinging instructions</text:p>
      <text:p text:style-name="P1"><text:s/>0003 <text:s/>8E D8<text:tab/><text:tab/><text:tab/> <text:s text:c="7"/>mov <text:s text:c="4"/>ds,ax <text:s text:c="2"/>;data segment</text:p>
      <text:p text:style-name="P1"/>
      <text:p text:style-name="P1"><text:s/>0005<text:tab/><text:tab/><text:tab/><text:tab/>start:</text:p>
      <text:p text:style-name="P1"><text:s/>0005 <text:s/>B8 CDAB<text:tab/><text:tab/><text:tab/> <text:s text:c="7"/>mov <text:s text:c="4"/>ax,0cdabh</text:p>
      <text:p text:style-name="P1"><text:s/>0008 <text:s/>A3 0000 R<text:tab/><text:tab/> <text:s text:c="7"/>mov <text:s text:c="4"/>word1,ax</text:p>
      <text:p text:style-name="P1"><text:s/>000B <text:s/>B8 96EF<text:tab/><text:tab/><text:tab/> <text:s text:c="7"/>mov <text:s text:c="4"/>ax,96efh</text:p>
      <text:p text:style-name="P1"><text:s/>000E <text:s/>A3 0002 R<text:tab/><text:tab/> <text:s text:c="7"/>mov <text:s text:c="4"/>word2,ax</text:p>
      <text:p text:style-name="P1"><text:s/>0011 <text:s/>B8 5A5A<text:tab/><text:tab/><text:tab/> <text:s text:c="7"/>mov <text:s text:c="4"/>ax,5a5ah</text:p>
      <text:p text:style-name="P1"><text:s/>0014 <text:s/>A3 0004 R<text:tab/><text:tab/> <text:s text:c="7"/>mov <text:s text:c="4"/>word3,ax</text:p>
      <text:p text:style-name="P1"><text:s/>0017 <text:s/>B8 BCDC<text:tab/><text:tab/><text:tab/> <text:s text:c="7"/>mov <text:s text:c="4"/>ax,0bcdch</text:p>
      <text:p text:style-name="P1"><text:s/>001A <text:s/>A3 0006 R<text:tab/><text:tab/> <text:s text:c="7"/>mov <text:s text:c="4"/>word4,ax</text:p>
      <text:p text:style-name="P1"><text:soft-page-break/><text:s/>001D <text:s/>B8 6543<text:tab/><text:tab/><text:tab/> <text:s text:c="7"/>mov <text:s text:c="4"/>ax,6543h</text:p>
      <text:p text:style-name="P1"><text:s/>0020 <text:s/>A3 0008 R<text:tab/><text:tab/> <text:s text:c="7"/>mov <text:s text:c="4"/>word4+2,ax</text:p>
      <text:p text:style-name="P1"><text:s/>0023 <text:s/>B8 0000<text:tab/><text:tab/><text:tab/> <text:s text:c="7"/>mov <text:s text:c="4"/>ax,0</text:p>
      <text:p text:style-name="P1"><text:s/>0026 <text:s/>A3 000A R<text:tab/><text:tab/> <text:s text:c="7"/>mov <text:s text:c="4"/>word4+4,ax</text:p>
      <text:p text:style-name="P1"><text:s/>0029 <text:s/>A3 000C R<text:tab/><text:tab/> <text:s text:c="7"/>mov <text:s text:c="4"/>word4+6,ax</text:p>
      <text:p text:style-name="P1"><text:s/>002C <text:s/>A3 000E R<text:tab/><text:tab/> <text:s text:c="7"/>mov <text:s text:c="4"/>word4+8,ax</text:p>
      <text:p text:style-name="P1"><text:s/>002F <text:s/>B8 8899<text:tab/><text:tab/><text:tab/><text:tab/>mov<text:tab/>ax,8899h</text:p>
      <text:p text:style-name="P1"><text:s/>0032 <text:s/>A3 0010 R<text:tab/><text:tab/> <text:s text:c="7"/>mov <text:s text:c="4"/>word4+10,ax </text:p>
      <text:p text:style-name="P1"><text:s/>0035 <text:s/>B8 6655<text:tab/><text:tab/><text:tab/><text:tab/>mov<text:tab/>ax,6655h</text:p>
      <text:p text:style-name="P1"><text:s/>0038 <text:s/>A3 0012 R<text:tab/><text:tab/><text:tab/>mov<text:tab/>word4+12,ax</text:p>
      <text:p text:style-name="P1"><text:s/>003B <text:s/>B8 0403<text:tab/><text:tab/><text:tab/><text:tab/>mov<text:tab/>ax,0403h</text:p>
      <text:p text:style-name="P1"><text:s/>003E <text:s/>A3 0014 R<text:tab/><text:tab/><text:tab/>mov<text:tab/>word4+14,ax</text:p>
      <text:p text:style-name="P1"><text:s/>0041 <text:s/>B8 81EC<text:tab/><text:tab/><text:tab/><text:tab/>mov<text:tab/>ax,81ECh</text:p>
      <text:p text:style-name="P1"><text:s/>0044 <text:s/>A3 0016 R<text:tab/><text:tab/><text:tab/>mov<text:tab/>word4+16,ax</text:p>
      <text:p text:style-name="P1"><text:s/>0047 <text:s/>B8 84EC<text:tab/><text:tab/><text:tab/><text:tab/>mov<text:tab/>ax,84ECh</text:p>
      <text:p text:style-name="P1"><text:s/>004A <text:s/>A3 0018 R<text:tab/><text:tab/><text:tab/>mov<text:tab/>word4+18,ax</text:p>
      <text:p text:style-name="P1"><text:s/>004D <text:s/>B8 5700<text:tab/><text:tab/><text:tab/><text:tab/>mov<text:tab/>ax,5700h</text:p>
      <text:p text:style-name="P1"><text:s/>0050 <text:s/>A3 001A R<text:tab/><text:tab/><text:tab/>mov<text:tab/>word4+20,ax</text:p>
      <text:p text:style-name="P1"><text:s/>0053 <text:s/>B8 E956<text:tab/><text:tab/><text:tab/><text:tab/>mov<text:tab/>ax,0E956h</text:p>
      <text:p text:style-name="P1"><text:s/>0056 <text:s/>A3 001C R<text:tab/><text:tab/><text:tab/>mov<text:tab/>word4+22,ax</text:p>
      <text:p text:style-name="P1"><text:s/>0059 <text:s/>B8 00BC<text:tab/><text:tab/><text:tab/> <text:s text:c="7"/>mov <text:s text:c="4"/>ax,00BCh</text:p>
      <text:p text:style-name="P1"><text:s/>005C <text:s/>A3 001E R<text:tab/><text:tab/><text:tab/>mov<text:tab/>word4+24,ax</text:p>
      <text:p text:style-name="P1"><text:s/>005F<text:tab/><text:tab/><text:tab/><text:tab/>back2dos:</text:p>
      <text:p text:style-name="P1"/>
      <text:p text:style-name="P1"><text:s/>005F <text:s/>B8 4C00<text:tab/><text:tab/><text:tab/> <text:s text:c="7"/>mov <text:s text:c="4"/>ax,4c00h</text:p>
      <text:p text:style-name="P1"><text:s/>0062 <text:s/>CD 21<text:tab/><text:tab/><text:tab/> <text:s text:c="7"/>int <text:s text:c="4"/>21h</text:p>
      <text:p text:style-name="P1"/>
      <text:p text:style-name="P1"><text:s/>0064<text:tab/><text:tab/><text:tab/><text:tab/>main <text:s text:c="3"/>ENDP</text:p>
      <text:p text:style-name="P1"><text:s/>0064<text:tab/><text:tab/><text:tab/><text:tab/>code <text:s text:c="3"/>ENDS</text:p>
      <text:p text:style-name="P1"><text:tab/><text:tab/><text:tab/><text:tab/>;</text:p>
      <text:p text:style-name="P1"><text:tab/><text:tab/><text:tab/><text:tab/>; Data Section below</text:p>
      <text:p text:style-name="P1"><text:tab/><text:tab/><text:tab/><text:tab/>;</text:p>
      <text:p text:style-name="P1"><text:tab/><text:tab/><text:tab/><text:tab/>;</text:p>
      <text:p text:style-name="P1"><text:tab/><text:tab/><text:tab/><text:tab/>;</text:p>
      <text:p text:style-name="P1"><text:tab/><text:tab/><text:tab/><text:tab/>;</text:p>
      <text:p text:style-name="P1"/>
      <text:p text:style-name="P1"><text:s/>0000<text:tab/><text:tab/><text:tab/><text:tab/>data <text:s text:c="3"/>SEGMENT</text:p>
      <text:p text:style-name="P1"><text:s/>0000 9999<text:tab/><text:tab/><text:tab/>word1 <text:s text:c="2"/>DW <text:s text:c="5"/>9999h <text:s text:c="2"/>;marker</text:p>
      <text:p text:style-name="P1"><text:s/>0002 0000<text:tab/><text:tab/><text:tab/>word2 <text:s text:c="2"/>DW <text:s text:c="5"/>0</text:p>
      <text:p text:style-name="P1"><text:s/>0004 0000<text:tab/><text:tab/><text:tab/>word3 <text:s text:c="2"/>DW <text:s text:c="5"/>0</text:p>
      <text:p text:style-name="P1"><text:s/>0006 0000<text:tab/><text:tab/><text:tab/>word4 <text:s text:c="2"/>DW <text:s text:c="5"/>0</text:p>
      <text:p text:style-name="P1"><text:s/>0008 <text:s/>0004 [<text:tab/><text:tab/><text:tab/> <text:s text:c="7"/>DW <text:s text:c="5"/>4 DUP (0)</text:p>
      <text:p text:style-name="P1"><text:s text:c="8"/>0000</text:p>
      <text:p text:style-name="P1"><text:s text:c="7"/>]</text:p>
      <text:p text:style-name="P1"><text:s/>0010 00<text:tab/><text:tab/><text:tab/>byte1 <text:s text:c="2"/>DB <text:s text:c="5"/>0</text:p>
      <text:p text:style-name="P1"><text:s/>0011 00<text:tab/><text:tab/><text:tab/>byte2 <text:s text:c="2"/>DB <text:s text:c="5"/>0</text:p>
      <text:p text:style-name="P1"><text:s/>0012 01 02 03 04<text:tab/><text:tab/>bytes <text:s text:c="2"/>DB <text:s text:c="5"/>1,2,3,4</text:p>
      <text:p text:style-name="P1"><text:s/>0016<text:tab/><text:tab/><text:tab/><text:tab/>data <text:s text:c="3"/>ENDS</text:p>
      <text:p text:style-name="P1"/>
      <text:p text:style-name="P1"><text:soft-page-break/><text:tab/><text:tab/><text:tab/><text:tab/> <text:s text:c="7"/>END</text:p>
      <text:p text:style-name="P1"/>
      <text:p text:style-name="P1"/>
      <text:p text:style-name="P1">Microsoft (R) Macro Assembler Version 6.11d<text:tab/><text:tab/> <text:s text:c="3"/>09/30/08 16:38:16</text:p>
      <text:p text:style-name="P1">meh.asm<text:tab/><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64<text:tab/> <text:s/>Para<text:tab/> <text:s/>Private </text:p>
      <text:p text:style-name="P1">data . . . . . . . . . . . . . .<text:tab/>16 Bit<text:tab/> 0016<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64 Public</text:p>
      <text:p text:style-name="P1"><text:s text:c="2"/>init . . . . . . . . . . . . .<text:tab/>L Near<text:tab/> 0000<text:tab/> <text:s/>code<text:tab/></text:p>
      <text:p text:style-name="P1"><text:s text:c="2"/>start <text:s/>. . . . . . . . . . . .<text:tab/>L Near<text:tab/> 0005<text:tab/> <text:s/>code<text:tab/></text:p>
      <text:p text:style-name="P1"><text:s text:c="2"/>back2dos . . . . . . . . . . .<text:tab/>L Near<text:tab/> 005F<text:tab/> <text:s/>code<text:tab/></text:p>
      <text:p text:style-name="P1"/>
      <text:p text:style-name="P1"/>
      <text:p text:style-name="P1">Symbols:</text:p>
      <text:p text:style-name="P1"/>
      <text:p text:style-name="P1"><text:s text:c="16"/>N a m e <text:s text:c="16"/>Type <text:s text:c="4"/>Value <text:s text:c="3"/>Attr</text:p>
      <text:p text:style-name="P1"/>
      <text:p text:style-name="P1">byte1 <text:s/>. . . . . . . . . . . . .<text:tab/>Byte<text:tab/> 0010<text:tab/> <text:s/>data<text:tab/></text:p>
      <text:p text:style-name="P1">byte2 <text:s/>. . . . . . . . . . . . .<text:tab/>Byte<text:tab/> 0011<text:tab/> <text:s/>data<text:tab/></text:p>
      <text:p text:style-name="P1">bytes <text:s/>. . . . . . . . . . . . .<text:tab/>Byte<text:tab/> 0012<text:tab/> <text:s/>data<text:tab/></text:p>
      <text:p text:style-name="P1">word1 <text:s/>. . . . . . . . . . . . .<text:tab/>Word<text:tab/> 0000<text:tab/> <text:s/>data<text:tab/></text:p>
      <text:p text:style-name="P1">word2 <text:s/>. . . . . . . . . . . . .<text:tab/>Word<text:tab/> 0002<text:tab/> <text:s/>data<text:tab/></text:p>
      <text:p text:style-name="P1">word3 <text:s/>. . . . . . . . . . . . .<text:tab/>Word<text:tab/> 0004<text:tab/> <text:s/>data<text:tab/></text:p>
      <text:p text:style-name="P1">word4 <text:s/>. . . . . . . . . . . . .<text:tab/>Word<text:tab/> 0006<text:tab/> <text:s/>data<text:tab/></text:p>
      <text:p text:style-name="P1"/>
      <text:p text:style-name="P1"><text:tab/> <text:s text:c="2"/>0 Warnings</text:p>
      <text:p text:style-name="P1"><text:tab/> <text:s text:c="2"/>0 Errors</text:p>
      <text:p text:style-name="P1"/>
      <text:p text:style-name="P1"/>
      <text:p text:style-name="P1"/>
      <text:p text:style-name="P1"/>
      <text:p text:style-name="P1"/>
      <text:p text:style-name="P1"/>
      <text:p text:style-name="P1"/>
      <text:p text:style-name="P1"/>
      <text:p text:style-name="P2"><text:soft-page-break/>3.3 Step 6 List</text:p>
      <text:p text:style-name="P2"/>
      <text:p text:style-name="P1">Microsoft (R) Macro Assembler Version 6.11d<text:tab/><text:tab/> <text:s text:c="3"/>09/30/08 17:14:53</text:p>
      <text:p text:style-name="P1">step6.asm<text:tab/><text:tab/><text:tab/><text:tab/><text:tab/><text:tab/> <text:s text:c="4"/>Page 1 - 1</text:p>
      <text:p text:style-name="P1"/>
      <text:p text:style-name="P1"/>
      <text:p text:style-name="P1"><text:tab/><text:tab/><text:tab/><text:tab/>;=============================================================================</text:p>
      <text:p text:style-name="P1"><text:tab/><text:tab/><text:tab/><text:tab/>; PROGRAM: LAB3C.ASM</text:p>
      <text:p text:style-name="P1"><text:tab/><text:tab/><text:tab/><text:tab/>;</text:p>
      <text:p text:style-name="P1"><text:tab/><text:tab/><text:tab/><text:tab/>; DESCRIPTION: A program which demonstrates the manipulation of data variables</text:p>
      <text:p text:style-name="P1"><text:tab/><text:tab/><text:tab/><text:tab/>; in memory</text:p>
      <text:p text:style-name="P1"><text:tab/><text:tab/><text:tab/><text:tab/>;</text:p>
      <text:p text:style-name="P1"><text:tab/><text:tab/><text:tab/><text:tab/>; AUTHOR: Cahvin Ouellet-Ference</text:p>
      <text:p text:style-name="P1"><text:tab/><text:tab/><text:tab/><text:tab/>;=============================================================================</text:p>
      <text:p text:style-name="P1"/>
      <text:p text:style-name="P1"><text:tab/><text:tab/><text:tab/><text:tab/> <text:s text:c="7"/>Assume cs:code, ds:data</text:p>
      <text:p text:style-name="P1"><text:s/>0000<text:tab/><text:tab/><text:tab/><text:tab/>code <text:s text:c="3"/>SEGMENT</text:p>
      <text:p text:style-name="P1"><text:s/>0000<text:tab/><text:tab/><text:tab/><text:tab/>main <text:s text:c="3"/>PROC</text:p>
      <text:p text:style-name="P1"><text:s/>0000<text:tab/><text:tab/><text:tab/><text:tab/>init:</text:p>
      <text:p text:style-name="P1"><text:s/>0000 <text:s/>B8 ---- R<text:tab/><text:tab/> <text:s text:c="7"/>mov <text:s text:c="4"/>ax,data ;beinging instructions</text:p>
      <text:p text:style-name="P1"><text:s/>0003 <text:s/>8E D8<text:tab/><text:tab/><text:tab/> <text:s text:c="7"/>mov <text:s text:c="4"/>ds,ax <text:s text:c="2"/>;data segment</text:p>
      <text:p text:style-name="P1"/>
      <text:p text:style-name="P1"><text:s/>0005<text:tab/><text:tab/><text:tab/><text:tab/>start:</text:p>
      <text:p text:style-name="P1"><text:s/>0005 <text:s/>8A 26 0011 R<text:tab/><text:tab/><text:tab/>mov<text:tab/>ah,byte16</text:p>
      <text:p text:style-name="P1"><text:s/>0009 <text:s/>88 26 0012 R<text:tab/><text:tab/><text:tab/>mov<text:tab/>byte16+1,ah</text:p>
      <text:p text:style-name="P1"><text:s/>000D <text:s/>8A 26 0010 R<text:tab/><text:tab/><text:tab/>mov<text:tab/>ah,byte15</text:p>
      <text:p text:style-name="P1"><text:s/>0011 <text:s/>88 26 0013 R<text:tab/><text:tab/><text:tab/>mov<text:tab/>byte16+2,ah</text:p>
      <text:p text:style-name="P1"><text:s/>0015 <text:s/>8A 26 000F R<text:tab/><text:tab/><text:tab/>mov<text:tab/>ah,byte14</text:p>
      <text:p text:style-name="P1"><text:s/>0019 <text:s/>88 26 0014 R<text:tab/><text:tab/><text:tab/>mov<text:tab/>byte16+3,ah</text:p>
      <text:p text:style-name="P1"><text:s/>001D <text:s/>8A 26 000E R<text:tab/><text:tab/><text:tab/>mov<text:tab/>ah,byte13</text:p>
      <text:p text:style-name="P1"><text:s/>0021 <text:s/>88 26 0015 R<text:tab/><text:tab/><text:tab/>mov<text:tab/>byte16+4,ah</text:p>
      <text:p text:style-name="P1"><text:s/>0025 <text:s/>8A 26 000D R<text:tab/><text:tab/><text:tab/>mov<text:tab/>ah,byte12</text:p>
      <text:p text:style-name="P1"><text:s/>0029 <text:s/>88 26 0016 R<text:tab/><text:tab/><text:tab/>mov<text:tab/>byte16+5,ah</text:p>
      <text:p text:style-name="P1"><text:s/>002D <text:s/>8A 26 000C R<text:tab/><text:tab/><text:tab/>mov<text:tab/>ah,byte11</text:p>
      <text:p text:style-name="P1"><text:s/>0031 <text:s/>88 26 0017 R<text:tab/><text:tab/><text:tab/>mov<text:tab/>byte16+6,ah</text:p>
      <text:p text:style-name="P1"><text:s/>0035 <text:s/>8A 26 000B R<text:tab/><text:tab/><text:tab/>mov<text:tab/>ah,byte10</text:p>
      <text:p text:style-name="P1"><text:s/>0039 <text:s/>88 26 0018 R<text:tab/><text:tab/><text:tab/>mov<text:tab/>byte16+7,ah</text:p>
      <text:p text:style-name="P1"><text:s/>003D <text:s/>8A 26 000A R<text:tab/><text:tab/><text:tab/>mov<text:tab/>ah,byte9</text:p>
      <text:p text:style-name="P1"><text:s/>0041 <text:s/>88 26 0019 R<text:tab/><text:tab/><text:tab/>mov<text:tab/>byte16+8,ah</text:p>
      <text:p text:style-name="P1"><text:s/>0045 <text:s/>8A 26 0009 R<text:tab/><text:tab/><text:tab/>mov<text:tab/>ah,byte8</text:p>
      <text:p text:style-name="P1"><text:s/>0049 <text:s/>88 26 001A R<text:tab/><text:tab/><text:tab/>mov<text:tab/>byte16+9,ah</text:p>
      <text:p text:style-name="P1"><text:s/>004D <text:s/>8A 26 0008 R<text:tab/><text:tab/><text:tab/>mov<text:tab/>ah,byte7</text:p>
      <text:p text:style-name="P1"><text:s/>0051 <text:s/>88 26 001B R<text:tab/><text:tab/><text:tab/>mov<text:tab/>byte16+10,ah</text:p>
      <text:p text:style-name="P1"><text:s/>0055 <text:s/>8A 26 0007 R<text:tab/><text:tab/><text:tab/>mov<text:tab/>ah,byte6</text:p>
      <text:p text:style-name="P1"><text:s/>0059 <text:s/>88 26 001C R<text:tab/><text:tab/><text:tab/>mov<text:tab/>byte16+11,ah</text:p>
      <text:p text:style-name="P1"><text:s/>005D <text:s/>8A 26 0006 R<text:tab/><text:tab/><text:tab/>mov<text:tab/>ah,byte5</text:p>
      <text:p text:style-name="P1"><text:soft-page-break/><text:s/>0061 <text:s/>88 26 001D R<text:tab/><text:tab/><text:tab/>mov<text:tab/>byte16+12,ah</text:p>
      <text:p text:style-name="P1"><text:s/>0065 <text:s/>8A 26 0005 R<text:tab/><text:tab/><text:tab/>mov<text:tab/>ah,byte4</text:p>
      <text:p text:style-name="P1"><text:s/>0069 <text:s/>88 26 001E R<text:tab/><text:tab/><text:tab/>mov<text:tab/>byte16+13,ah</text:p>
      <text:p text:style-name="P1"><text:s/>006D <text:s/>8A 26 0004 R<text:tab/><text:tab/><text:tab/>mov<text:tab/>ah,byte3</text:p>
      <text:p text:style-name="P1"><text:s/>0071 <text:s/>88 26 001F R<text:tab/><text:tab/><text:tab/>mov<text:tab/>byte16+14,ah</text:p>
      <text:p text:style-name="P1"><text:s/>0075 <text:s/>8A 26 0003 R<text:tab/><text:tab/><text:tab/>mov<text:tab/>ah,byte2</text:p>
      <text:p text:style-name="P1"><text:s/>0079 <text:s/>88 26 0020 R<text:tab/><text:tab/><text:tab/>mov<text:tab/>byte16+15,ah</text:p>
      <text:p text:style-name="P1"><text:s/>007D <text:s/>8A 26 0002 R<text:tab/><text:tab/><text:tab/>mov<text:tab/>ah,byte1</text:p>
      <text:p text:style-name="P1"><text:s/>0081 <text:s/>88 26 0021 R<text:tab/><text:tab/><text:tab/>mov<text:tab/>byte16+16,ah</text:p>
      <text:p text:style-name="P1"><text:tab/><text:tab/><text:tab/><text:tab/> <text:s text:c="7"/></text:p>
      <text:p text:style-name="P1"><text:s/>0085<text:tab/><text:tab/><text:tab/><text:tab/>back2dos:</text:p>
      <text:p text:style-name="P1"/>
      <text:p text:style-name="P1"><text:s/>0085 <text:s/>B8 4C00<text:tab/><text:tab/><text:tab/> <text:s text:c="7"/>mov <text:s text:c="4"/>ax,4c00h</text:p>
      <text:p text:style-name="P1"><text:s/>0088 <text:s/>CD 21<text:tab/><text:tab/><text:tab/> <text:s text:c="7"/>int <text:s text:c="4"/>21h</text:p>
      <text:p text:style-name="P1"/>
      <text:p text:style-name="P1"><text:s/>008A<text:tab/><text:tab/><text:tab/><text:tab/>main <text:s text:c="3"/>ENDP</text:p>
      <text:p text:style-name="P1"><text:s/>008A<text:tab/><text:tab/><text:tab/><text:tab/>code <text:s text:c="3"/>ENDS</text:p>
      <text:p text:style-name="P1"><text:tab/><text:tab/><text:tab/><text:tab/>;</text:p>
      <text:p text:style-name="P1"><text:tab/><text:tab/><text:tab/><text:tab/>; Data Section below</text:p>
      <text:p text:style-name="P1"><text:tab/><text:tab/><text:tab/><text:tab/>;</text:p>
      <text:p text:style-name="P1"><text:tab/><text:tab/><text:tab/><text:tab/>;</text:p>
      <text:p text:style-name="P1"><text:tab/><text:tab/><text:tab/><text:tab/>;</text:p>
      <text:p text:style-name="P1"><text:tab/><text:tab/><text:tab/><text:tab/>;</text:p>
      <text:p text:style-name="P1"/>
      <text:p text:style-name="P1"><text:s/>0000<text:tab/><text:tab/><text:tab/><text:tab/>data <text:s text:c="3"/>SEGMENT</text:p>
      <text:p text:style-name="P1"><text:s/>0000 9999<text:tab/><text:tab/><text:tab/>word1 <text:s text:c="2"/>DW <text:s text:c="5"/>9999h <text:s text:c="2"/>;marker</text:p>
      <text:p text:style-name="P1"><text:s/>0002 A5<text:tab/><text:tab/><text:tab/>byte1<text:tab/>DB<text:tab/>0A5h</text:p>
      <text:p text:style-name="P1"><text:s/>0003 7B<text:tab/><text:tab/><text:tab/>byte2<text:tab/>DB<text:tab/>7bh</text:p>
      <text:p text:style-name="P1"><text:s/>0004 6E<text:tab/><text:tab/><text:tab/>byte3<text:tab/>DB<text:tab/>6eh</text:p>
      <text:p text:style-name="P1"><text:s/>0005 2D<text:tab/><text:tab/><text:tab/>byte4 <text:tab/>DB<text:tab/>2dh</text:p>
      <text:p text:style-name="P1"><text:s/>0006 1F<text:tab/><text:tab/><text:tab/>byte5<text:tab/>DB<text:tab/>1fh</text:p>
      <text:p text:style-name="P1"><text:s/>0007 0C<text:tab/><text:tab/><text:tab/>byte6<text:tab/>DB<text:tab/>0ch</text:p>
      <text:p text:style-name="P1"><text:s/>0008 77<text:tab/><text:tab/><text:tab/>byte7<text:tab/>DB<text:tab/>77h</text:p>
      <text:p text:style-name="P1"><text:s/>0009 99<text:tab/><text:tab/><text:tab/>byte8<text:tab/>DB<text:tab/>99h</text:p>
      <text:p text:style-name="P1"><text:s/>000A 10<text:tab/><text:tab/><text:tab/>byte9<text:tab/>DB<text:tab/>10h</text:p>
      <text:p text:style-name="P1"><text:s/>000B BB<text:tab/><text:tab/><text:tab/>byte10<text:tab/>DB<text:tab/>0bbh</text:p>
      <text:p text:style-name="P1"><text:s/>000C 3D<text:tab/><text:tab/><text:tab/>byte11<text:tab/>DB<text:tab/>3dh</text:p>
      <text:p text:style-name="P1"><text:s/>000D 43<text:tab/><text:tab/><text:tab/>byte12<text:tab/>DB<text:tab/>43h</text:p>
      <text:p text:style-name="P1"><text:s/>000E 00<text:tab/><text:tab/><text:tab/>byte13<text:tab/>DB<text:tab/>0h</text:p>
      <text:p text:style-name="P1"><text:s/>000F 00<text:tab/><text:tab/><text:tab/>byte14<text:tab/>DB<text:tab/>0h</text:p>
      <text:p text:style-name="P1"><text:s/>0010 55<text:tab/><text:tab/><text:tab/>byte15<text:tab/>DB<text:tab/>55h</text:p>
      <text:p text:style-name="P1"><text:s/>0011 AA<text:tab/><text:tab/><text:tab/>byte16<text:tab/>DB<text:tab/>0AAh</text:p>
      <text:p text:style-name="P1"><text:s/>0012 <text:s/>0010 [<text:tab/><text:tab/><text:tab/><text:tab/>DB<text:tab/>16 DUP (0)</text:p>
      <text:p text:style-name="P1"><text:s text:c="8"/>00</text:p>
      <text:p text:style-name="P1"><text:s text:c="7"/>]</text:p>
      <text:p text:style-name="P1"/>
      <text:p text:style-name="P1"><text:s/>0022<text:tab/><text:tab/><text:tab/><text:tab/>data <text:s text:c="3"/>ENDS</text:p>
      <text:p text:style-name="P1"/>
      <text:p text:style-name="P1"><text:tab/><text:tab/><text:tab/><text:tab/> <text:s text:c="7"/>END</text:p>
      <text:p text:style-name="P13">Microsoft (R) Macro Assembler Version 6.11d<text:tab/><text:tab/> <text:s text:c="3"/>09/30/08 17:14:53</text:p>
      <text:p text:style-name="P1">step6.asm<text:tab/><text:tab/><text:tab/><text:tab/><text:tab/><text:tab/> <text:s text:c="4"/>Symbols 2 - 1</text:p>
      <text:p text:style-name="P1"/>
      <text:p text:style-name="P1"/>
      <text:p text:style-name="P1"/>
      <text:p text:style-name="P1"/>
      <text:p text:style-name="P1">Segments and Groups:</text:p>
      <text:p text:style-name="P1"/>
      <text:p text:style-name="P1"><text:s text:c="16"/>N a m e <text:s text:c="16"/>Size <text:s text:c="4"/>Length <text:s text:c="2"/>Align <text:s text:c="2"/>Combine Class</text:p>
      <text:p text:style-name="P1"/>
      <text:p text:style-name="P1">code . . . . . . . . . . . . . .<text:tab/>16 Bit<text:tab/> 008A<text:tab/> <text:s/>Para<text:tab/> <text:s/>Private </text:p>
      <text:p text:style-name="P1">data . . . . . . . . . . . . . .<text:tab/>16 Bit<text:tab/> 0022<text:tab/> <text:s/>Para<text:tab/> <text:s/>Private </text:p>
      <text:p text:style-name="P1"/>
      <text:p text:style-name="P1"/>
      <text:p text:style-name="P1">Procedures, <text:s/>parameters and locals:</text:p>
      <text:p text:style-name="P1"/>
      <text:p text:style-name="P1"><text:s text:c="16"/>N a m e <text:s text:c="16"/>Type <text:s text:c="4"/>Value <text:s text:c="3"/>Attr</text:p>
      <text:p text:style-name="P1"/>
      <text:p text:style-name="P1">main . . . . . . . . . . . . . .<text:tab/>P Near<text:tab/> 0000<text:tab/> <text:s/>code<text:tab/>Length= 008A Public</text:p>
      <text:p text:style-name="P1"><text:s text:c="2"/>init . . . . . . . . . . . . .<text:tab/>L Near<text:tab/> 0000<text:tab/> <text:s/>code<text:tab/></text:p>
      <text:p text:style-name="P1"><text:s text:c="2"/>start <text:s/>. . . . . . . . . . . .<text:tab/>L Near<text:tab/> 0005<text:tab/> <text:s/>code<text:tab/></text:p>
      <text:p text:style-name="P1"><text:s text:c="2"/>back2dos . . . . . . . . . . .<text:tab/>L Near<text:tab/> 0085<text:tab/> <text:s/>code<text:tab/></text:p>
      <text:p text:style-name="P1"/>
      <text:p text:style-name="P1"/>
      <text:p text:style-name="P1">Symbols:</text:p>
      <text:p text:style-name="P1"/>
      <text:p text:style-name="P1"><text:s text:c="16"/>N a m e <text:s text:c="16"/>Type <text:s text:c="4"/>Value <text:s text:c="3"/>Attr</text:p>
      <text:p text:style-name="P1"/>
      <text:p text:style-name="P1">byte10 . . . . . . . . . . . . .<text:tab/>Byte<text:tab/> 000B<text:tab/> <text:s/>data<text:tab/></text:p>
      <text:p text:style-name="P1">byte11 . . . . . . . . . . . . .<text:tab/>Byte<text:tab/> 000C<text:tab/> <text:s/>data<text:tab/></text:p>
      <text:p text:style-name="P1">byte12 . . . . . . . . . . . . .<text:tab/>Byte<text:tab/> 000D<text:tab/> <text:s/>data<text:tab/></text:p>
      <text:p text:style-name="P1">byte13 . . . . . . . . . . . . .<text:tab/>Byte<text:tab/> 000E<text:tab/> <text:s/>data<text:tab/></text:p>
      <text:p text:style-name="P1">byte14 . . . . . . . . . . . . .<text:tab/>Byte<text:tab/> 000F<text:tab/> <text:s/>data<text:tab/></text:p>
      <text:p text:style-name="P1">byte15 . . . . . . . . . . . . .<text:tab/>Byte<text:tab/> 0010<text:tab/> <text:s/>data<text:tab/></text:p>
      <text:p text:style-name="P1">byte16 . . . . . . . . . . . . .<text:tab/>Byte<text:tab/> 0011<text:tab/> <text:s/>data<text:tab/></text:p>
      <text:p text:style-name="P1">byte1 <text:s/>. . . . . . . . . . . . .<text:tab/>Byte<text:tab/> 0002<text:tab/> <text:s/>data<text:tab/></text:p>
      <text:p text:style-name="P1">byte2 <text:s/>. . . . . . . . . . . . .<text:tab/>Byte<text:tab/> 0003<text:tab/> <text:s/>data<text:tab/></text:p>
      <text:p text:style-name="P1">byte3 <text:s/>. . . . . . . . . . . . .<text:tab/>Byte<text:tab/> 0004<text:tab/> <text:s/>data<text:tab/></text:p>
      <text:p text:style-name="P1">byte4 <text:s/>. . . . . . . . . . . . .<text:tab/>Byte<text:tab/> 0005<text:tab/> <text:s/>data<text:tab/></text:p>
      <text:p text:style-name="P1">byte5 <text:s/>. . . . . . . . . . . . .<text:tab/>Byte<text:tab/> 0006<text:tab/> <text:s/>data<text:tab/></text:p>
      <text:p text:style-name="P1">byte6 <text:s/>. . . . . . . . . . . . .<text:tab/>Byte<text:tab/> 0007<text:tab/> <text:s/>data<text:tab/></text:p>
      <text:p text:style-name="P1">byte7 <text:s/>. . . . . . . . . . . . .<text:tab/>Byte<text:tab/> 0008<text:tab/> <text:s/>data<text:tab/></text:p>
      <text:p text:style-name="P1">byte8 <text:s/>. . . . . . . . . . . . .<text:tab/>Byte<text:tab/> 0009<text:tab/> <text:s/>data<text:tab/></text:p>
      <text:p text:style-name="P1">byte9 <text:s/>. . . . . . . . . . . . .<text:tab/>Byte<text:tab/> 000A<text:tab/> <text:s/>data<text:tab/></text:p>
      <text:p text:style-name="P1">word1 <text:s/>. . . . . . . . . . . . .<text:tab/>Word<text:tab/> 0000<text:tab/> <text:s/>data<text:tab/></text:p>
      <text:p text:style-name="P1"/>
      <text:p text:style-name="P1"><text:tab/> <text:s text:c="2"/>0 Warnings</text:p>
      <text:p text:style-name="P1"><text:tab/> <text:s text:c="2"/>0 Errors</text:p>
      <text:p text:style-name="P1"/>
      <text:p text:style-name="P2"><text:soft-page-break/>3.4 Step 7 List</text:p>
      <text:p text:style-name="P2"><text:span text:style-name="T2"/></text:p>
      <text:p text:style-name="P2"><text:span text:style-name="T2">Microsoft (R) Macro Assembler Version 6.11d<text:tab/><text:tab/> <text:s text:c="3"/>09/30/08 18:06:03</text:span></text:p>
      <text:p text:style-name="P2"><text:span text:style-name="T2">step7.asm<text:tab/><text:tab/><text:tab/><text:tab/><text:tab/><text:tab/> <text:s text:c="4"/>Page 1 - 1</text:span></text:p>
      <text:p text:style-name="P2"><text:span text:style-name="T2"/></text:p>
      <text:p text:style-name="P2"><text:span text:style-name="T2"/></text:p>
      <text:p text:style-name="P2"><text:span text:style-name="T2"><text:tab/><text:tab/><text:tab/><text:tab/>;=============================================================================</text:span></text:p>
      <text:p text:style-name="P2"><text:span text:style-name="T2"><text:tab/><text:tab/><text:tab/><text:tab/>; PROGRAM: LAB3D.ASM</text:span></text:p>
      <text:p text:style-name="P2"><text:span text:style-name="T2"><text:tab/><text:tab/><text:tab/><text:tab/>;</text:span></text:p>
      <text:p text:style-name="P2"><text:span text:style-name="T2"><text:tab/><text:tab/><text:tab/><text:tab/>; DESCRIPTION: A program which demonstrates the manipulation of data variables</text:span></text:p>
      <text:p text:style-name="P2"><text:span text:style-name="T2"><text:tab/><text:tab/><text:tab/><text:tab/>; in memory</text:span></text:p>
      <text:p text:style-name="P2"><text:span text:style-name="T2"><text:tab/><text:tab/><text:tab/><text:tab/>;</text:span></text:p>
      <text:p text:style-name="P2"><text:span text:style-name="T2"><text:tab/><text:tab/><text:tab/><text:tab/>; AUTHOR: Cahvin Ouellet-Ference</text:span></text:p>
      <text:p text:style-name="P2"><text:span text:style-name="T2"><text:tab/><text:tab/><text:tab/><text:tab/>;=============================================================================</text:span></text:p>
      <text:p text:style-name="P2"><text:span text:style-name="T2"/></text:p>
      <text:p text:style-name="P2"><text:span text:style-name="T2"><text:tab/><text:tab/><text:tab/><text:tab/> <text:s text:c="7"/>Assume cs:code, ds:data</text:span></text:p>
      <text:p text:style-name="P2"><text:span text:style-name="T2"><text:s/>0000<text:tab/><text:tab/><text:tab/><text:tab/>code <text:s text:c="3"/>SEGMENT</text:span></text:p>
      <text:p text:style-name="P2"><text:span text:style-name="T2"><text:s/>0000<text:tab/><text:tab/><text:tab/><text:tab/>main <text:s text:c="3"/>PROC</text:span></text:p>
      <text:p text:style-name="P2"><text:span text:style-name="T2"><text:s/>0000<text:tab/><text:tab/><text:tab/><text:tab/>init:</text:span></text:p>
      <text:p text:style-name="P2"><text:span text:style-name="T2"><text:s/>0000 <text:s/>B8 ---- R<text:tab/><text:tab/> <text:s text:c="7"/>mov <text:s text:c="4"/>ax,data ;beinging instructions</text:span></text:p>
      <text:p text:style-name="P2"><text:span text:style-name="T2"><text:s/>0003 <text:s/>8E D8<text:tab/><text:tab/><text:tab/> <text:s text:c="7"/>mov <text:s text:c="4"/>ds,ax <text:s text:c="2"/>;data segment</text:span></text:p>
      <text:p text:style-name="P2"><text:span text:style-name="T2"/></text:p>
      <text:p text:style-name="P2"><text:span text:style-name="T2"><text:s/>0005<text:tab/><text:tab/><text:tab/><text:tab/>start:</text:span></text:p>
      <text:p text:style-name="P2"><text:span text:style-name="T2"><text:s/>0005 <text:s/>8A 26 0004 R<text:tab/><text:tab/><text:tab/>mov<text:tab/>ah,byte1</text:span></text:p>
      <text:p text:style-name="P2"><text:span text:style-name="T2"><text:s/>0009 <text:s/>A0 0005 R<text:tab/><text:tab/><text:tab/>mov<text:tab/>al,byte2</text:span></text:p>
      <text:p text:style-name="P2"><text:span text:style-name="T2"><text:s/>000C <text:s/>8A 3E 0006 R<text:tab/><text:tab/><text:tab/>mov<text:tab/>bh,byte3</text:span></text:p>
      <text:p text:style-name="P2"><text:span text:style-name="T2"><text:s/>0010 <text:s/>88 3E 0012 R<text:tab/><text:tab/><text:tab/>mov<text:tab/>byte4+1,bh</text:span></text:p>
      <text:p text:style-name="P2"><text:span text:style-name="T2"><text:s/>0014 <text:s/>A2 0013 R<text:tab/><text:tab/><text:tab/>mov<text:tab/>byte4+2,al</text:span></text:p>
      <text:p text:style-name="P2"><text:span text:style-name="T2"><text:s/>0017 <text:s/>88 26 0014 R<text:tab/><text:tab/><text:tab/>mov<text:tab/>byte4+3,ah</text:span></text:p>
      <text:p text:style-name="P2"><text:span text:style-name="T2"><text:s/>001B <text:s/>A1 0002 R<text:tab/><text:tab/><text:tab/>mov<text:tab/>ax,word2</text:span></text:p>
      <text:p text:style-name="P2"><text:span text:style-name="T2"><text:s/>001E <text:s/>A3 0012 R<text:tab/><text:tab/><text:tab/>mov<text:tab/>word5+3,ax</text:span></text:p>
      <text:p text:style-name="P2"><text:span text:style-name="T2"><text:s/>0021 <text:s/>A1 0009 R<text:tab/><text:tab/><text:tab/>mov<text:tab/>ax,word4</text:span></text:p>
      <text:p text:style-name="P2"><text:span text:style-name="T2"><text:s/>0024 <text:s/>A3 0013 R<text:tab/><text:tab/><text:tab/>mov<text:tab/>word5+4,ax</text:span></text:p>
      <text:p text:style-name="P2"><text:span text:style-name="T2"><text:s/>0027 <text:s/>A1 0007 R<text:tab/><text:tab/><text:tab/>mov<text:tab/>ax,word3</text:span></text:p>
      <text:p text:style-name="P2"><text:span text:style-name="T2"><text:s/>002A <text:s/>A3 0014 R<text:tab/><text:tab/><text:tab/>mov<text:tab/>word5+5,ax</text:span></text:p>
      <text:p text:style-name="P2"><text:span text:style-name="T2"><text:s/>002D <text:s/>A1 000F R<text:tab/><text:tab/><text:tab/>mov<text:tab/>ax,word5</text:span></text:p>
      <text:p text:style-name="P2"><text:span text:style-name="T2"><text:s/>0030 <text:s/>8A F8<text:tab/><text:tab/><text:tab/><text:tab/>mov<text:tab/>bh,al</text:span></text:p>
      <text:p text:style-name="P2"><text:span text:style-name="T2"><text:s/>0032 <text:s/>8A DC<text:tab/><text:tab/><text:tab/><text:tab/>mov<text:tab/>bl,ah</text:span></text:p>
      <text:p text:style-name="P2"><text:span text:style-name="T2"><text:s/>0034 <text:s/>8A 26 000B R<text:tab/><text:tab/><text:tab/>mov<text:tab/>ah,bytes+0</text:span></text:p>
      <text:p text:style-name="P2"><text:span text:style-name="T2"><text:s/>0038 <text:s/>A0 000C R<text:tab/><text:tab/><text:tab/>mov<text:tab/>al,bytes+1</text:span></text:p>
      <text:p text:style-name="P2"><text:span text:style-name="T2"><text:s/>003B <text:s/>8A 3E 000D R<text:tab/><text:tab/><text:tab/>mov<text:tab/>bh,bytes+2</text:span></text:p>
      <text:p text:style-name="P2"><text:span text:style-name="T2"><text:s/>003F <text:s/>8A 1E 000E R<text:tab/><text:tab/><text:tab/>mov<text:tab/>bl,bytes+3</text:span></text:p>
      <text:p text:style-name="P2"><text:span text:style-name="T2"><text:s/>0043 <text:s/>88 26 001D R<text:tab/><text:tab/><text:tab/>mov<text:tab/>byte4+12,ah</text:span></text:p>
      <text:p text:style-name="P2"><text:span text:style-name="T2"><text:s/>0047 <text:s/>A2 001E R<text:tab/><text:tab/><text:tab/>mov<text:tab/>byte4+13,al</text:span></text:p>
      <text:p text:style-name="P2"><text:span text:style-name="T2"><text:s/>004A <text:s/>88 3E 001F R<text:tab/><text:tab/><text:tab/>mov<text:tab/>byte4+14,bh</text:span></text:p>
      <text:p text:style-name="P2"><text:span text:style-name="T2"><text:s/>004E <text:s/>88 1E 0021 R<text:tab/><text:tab/><text:tab/>mov<text:tab/>byte4+16,bl</text:span></text:p>
      <text:p text:style-name="P2"><text:soft-page-break/><text:span text:style-name="T2"><text:s/>0052 <text:s/>8A 26 0011 R<text:tab/><text:tab/><text:tab/>mov<text:tab/>ah,byte4</text:span></text:p>
      <text:p text:style-name="P2"><text:span text:style-name="T2"><text:s/>0056 <text:s/>88 26 0021 R<text:tab/><text:tab/><text:tab/>mov<text:tab/>byte4+16,ah<text:tab/></text:span></text:p>
      <text:p text:style-name="P2"><text:span text:style-name="T2"/></text:p>
      <text:p text:style-name="P2"><text:span text:style-name="T2"><text:tab/><text:tab/><text:tab/><text:tab/> <text:s text:c="7"/></text:span></text:p>
      <text:p text:style-name="P2"><text:span text:style-name="T2"><text:s/>005A<text:tab/><text:tab/><text:tab/><text:tab/>back2dos:</text:span></text:p>
      <text:p text:style-name="P2"><text:span text:style-name="T2"/></text:p>
      <text:p text:style-name="P2"><text:span text:style-name="T2"><text:s/>005A <text:s/>B8 4C00<text:tab/><text:tab/><text:tab/> <text:s text:c="7"/>mov <text:s text:c="4"/>ax,4c00h</text:span></text:p>
      <text:p text:style-name="P2"><text:span text:style-name="T2"><text:s/>005D <text:s/>CD 21<text:tab/><text:tab/><text:tab/> <text:s text:c="7"/>int <text:s text:c="4"/>21h</text:span></text:p>
      <text:p text:style-name="P2"><text:span text:style-name="T2"/></text:p>
      <text:p text:style-name="P2"><text:span text:style-name="T2"><text:s/>005F<text:tab/><text:tab/><text:tab/><text:tab/>main <text:s text:c="3"/>ENDP</text:span></text:p>
      <text:p text:style-name="P2"><text:span text:style-name="T2"><text:s/>005F<text:tab/><text:tab/><text:tab/><text:tab/>code <text:s text:c="3"/>ENDS</text:span></text:p>
      <text:p text:style-name="P2"><text:span text:style-name="T2"><text:tab/><text:tab/><text:tab/><text:tab/>;</text:span></text:p>
      <text:p text:style-name="P2"><text:span text:style-name="T2"><text:tab/><text:tab/><text:tab/><text:tab/>; Data Section below</text:span></text:p>
      <text:p text:style-name="P2"><text:span text:style-name="T2"><text:tab/><text:tab/><text:tab/><text:tab/>;</text:span></text:p>
      <text:p text:style-name="P2"><text:span text:style-name="T2"><text:tab/><text:tab/><text:tab/><text:tab/>;</text:span></text:p>
      <text:p text:style-name="P2"><text:span text:style-name="T2"><text:tab/><text:tab/><text:tab/><text:tab/>;</text:span></text:p>
      <text:p text:style-name="P2"><text:span text:style-name="T2"><text:tab/><text:tab/><text:tab/><text:tab/>;</text:span></text:p>
      <text:p text:style-name="P2"><text:span text:style-name="T2"/></text:p>
      <text:p text:style-name="P2"><text:span text:style-name="T2"><text:s/>0000<text:tab/><text:tab/><text:tab/><text:tab/>data <text:s text:c="3"/>SEGMENT</text:span></text:p>
      <text:p text:style-name="P2"><text:span text:style-name="T2"><text:s/>0000 9999<text:tab/><text:tab/><text:tab/>word1 <text:s text:c="2"/>DW <text:s text:c="5"/>9999h <text:s text:c="2"/>;marker</text:span></text:p>
      <text:p text:style-name="P2"><text:span text:style-name="T2"><text:s/>0002 BBAA<text:tab/><text:tab/><text:tab/>word2<text:tab/>DW<text:tab/>0bbaah</text:span></text:p>
      <text:p text:style-name="P2"><text:span text:style-name="T2"><text:s/>0004 92<text:tab/><text:tab/><text:tab/>byte1<text:tab/>DB<text:tab/>92h</text:span></text:p>
      <text:p text:style-name="P2"><text:span text:style-name="T2"><text:s/>0005 87<text:tab/><text:tab/><text:tab/>byte2<text:tab/>DB<text:tab/>87h</text:span></text:p>
      <text:p text:style-name="P2"><text:span text:style-name="T2"><text:s/>0006 62<text:tab/><text:tab/><text:tab/>byte3<text:tab/>DB<text:tab/>62h</text:span></text:p>
      <text:p text:style-name="P2"><text:span text:style-name="T2"><text:s/>0007 5539<text:tab/><text:tab/><text:tab/>word3<text:tab/>DW<text:tab/>5539h</text:span></text:p>
      <text:p text:style-name="P2"><text:span text:style-name="T2"><text:s/>0009 4ED2<text:tab/><text:tab/><text:tab/>word4<text:tab/>DW<text:tab/>4ed2h</text:span></text:p>
      <text:p text:style-name="P2"><text:span text:style-name="T2"><text:s/>000B 7F 13 00 66<text:tab/><text:tab/>bytes<text:tab/>DB<text:tab/>7fh,13h,0h,66h <text:tab/></text:span></text:p>
      <text:p text:style-name="P2"><text:span text:style-name="T2"><text:s/>000F EE22<text:tab/><text:tab/><text:tab/>word5<text:tab/>DW<text:tab/>0ee22h</text:span></text:p>
      <text:p text:style-name="P2"><text:span text:style-name="T2"><text:s/>0011 88<text:tab/><text:tab/><text:tab/>byte4<text:tab/>DB<text:tab/>88h</text:span></text:p>
      <text:p text:style-name="P2"><text:span text:style-name="T2"><text:s/>0012 <text:s/>0003 [<text:tab/><text:tab/><text:tab/><text:tab/>DB<text:tab/>3 DUP (0)</text:span></text:p>
      <text:p text:style-name="P2"><text:span text:style-name="T2"><text:s text:c="8"/>00</text:span></text:p>
      <text:p text:style-name="P2"><text:span text:style-name="T2"><text:s text:c="7"/>]</text:span></text:p>
      <text:p text:style-name="P2"><text:span text:style-name="T2"><text:s/>0015 <text:s/>0004 [<text:tab/><text:tab/><text:tab/><text:tab/>DW<text:tab/>4 DUP (0)</text:span></text:p>
      <text:p text:style-name="P2"><text:span text:style-name="T2"><text:s text:c="8"/>0000</text:span></text:p>
      <text:p text:style-name="P2"><text:span text:style-name="T2"><text:s text:c="7"/>]</text:span></text:p>
      <text:p text:style-name="P2"><text:span text:style-name="T2"><text:s/>001D <text:s/>0005 [<text:tab/><text:tab/><text:tab/><text:tab/>DB<text:tab/>5 DUP (0)</text:span></text:p>
      <text:p text:style-name="P2"><text:span text:style-name="T2"><text:s text:c="8"/>00</text:span></text:p>
      <text:p text:style-name="P2"><text:span text:style-name="T2"><text:s text:c="7"/>]</text:span></text:p>
      <text:p text:style-name="P2"><text:span text:style-name="T2"/></text:p>
      <text:p text:style-name="P2"><text:span text:style-name="T2"><text:s/>0022<text:tab/><text:tab/><text:tab/><text:tab/>data <text:s text:c="3"/>ENDS</text:span></text:p>
      <text:p text:style-name="P2"><text:span text:style-name="T2"/></text:p>
      <text:p text:style-name="P2"><text:span text:style-name="T2"><text:tab/><text:tab/><text:tab/><text:tab/> <text:s text:c="7"/>END</text:span></text:p>
      <text:p text:style-name="P2"><text:span text:style-name="T2"/></text:p>
      <text:p text:style-name="P10"><text:span text:style-name="T2"/></text:p>
      <text:p text:style-name="P12"><text:span text:style-name="T2">Microsoft (R) Macro Assembler Version 6.11d<text:tab/><text:tab/> <text:s text:c="3"/>09/30/08 18:06:03</text:span></text:p>
      <text:p text:style-name="P2"><text:span text:style-name="T2">step7.asm<text:tab/><text:tab/><text:tab/><text:tab/><text:tab/><text:tab/> <text:s text:c="4"/>Symbols 2 - 1</text:span></text:p>
      <text:p text:style-name="P2"><text:span text:style-name="T2"/></text:p>
      <text:p text:style-name="P2"><text:span text:style-name="T2"/></text:p>
      <text:p text:style-name="P2"><text:span text:style-name="T2"/></text:p>
      <text:p text:style-name="P2"><text:span text:style-name="T2"/></text:p>
      <text:p text:style-name="P2"><text:span text:style-name="T2">Segments and Groups:</text:span></text:p>
      <text:p text:style-name="P2"><text:span text:style-name="T2"/></text:p>
      <text:p text:style-name="P2"><text:span text:style-name="T2"><text:s text:c="16"/>N a m e <text:s text:c="16"/>Size <text:s text:c="4"/>Length <text:s text:c="2"/>Align <text:s text:c="2"/>Combine Class</text:span></text:p>
      <text:p text:style-name="P2"><text:span text:style-name="T2"/></text:p>
      <text:p text:style-name="P2"><text:span text:style-name="T2">code . . . . . . . . . . . . . .<text:tab/>16 Bit<text:tab/> 005F<text:tab/> <text:s/>Para<text:tab/> <text:s/>Private </text:span></text:p>
      <text:p text:style-name="P2"><text:span text:style-name="T2">data . . . . . . . . . . . . . .<text:tab/>16 Bit<text:tab/> 0022<text:tab/> <text:s/>Para<text:tab/> <text:s/>Private </text:span></text:p>
      <text:p text:style-name="P2"><text:span text:style-name="T2"/></text:p>
      <text:p text:style-name="P2"><text:span text:style-name="T2"/></text:p>
      <text:p text:style-name="P2"><text:span text:style-name="T2">Procedures, <text:s/>parameters and locals:</text:span></text:p>
      <text:p text:style-name="P2"><text:span text:style-name="T2"/></text:p>
      <text:p text:style-name="P2"><text:span text:style-name="T2"><text:s text:c="16"/>N a m e <text:s text:c="16"/>Type <text:s text:c="4"/>Value <text:s text:c="3"/>Attr</text:span></text:p>
      <text:p text:style-name="P2"><text:span text:style-name="T2"/></text:p>
      <text:p text:style-name="P2"><text:span text:style-name="T2">main . . . . . . . . . . . . . .<text:tab/>P Near<text:tab/> 0000<text:tab/> <text:s/>code<text:tab/>Length= 005F Public</text:span></text:p>
      <text:p text:style-name="P2"><text:span text:style-name="T2"><text:s text:c="2"/>init . . . . . . . . . . . . .<text:tab/>L Near<text:tab/> 0000<text:tab/> <text:s/>code<text:tab/></text:span></text:p>
      <text:p text:style-name="P2"><text:span text:style-name="T2"><text:s text:c="2"/>start <text:s/>. . . . . . . . . . . .<text:tab/>L Near<text:tab/> 0005<text:tab/> <text:s/>code<text:tab/></text:span></text:p>
      <text:p text:style-name="P2"><text:span text:style-name="T2"><text:s text:c="2"/>back2dos . . . . . . . . . . .<text:tab/>L Near<text:tab/> 005A<text:tab/> <text:s/>code<text:tab/></text:span></text:p>
      <text:p text:style-name="P2"><text:span text:style-name="T2"/></text:p>
      <text:p text:style-name="P2"><text:span text:style-name="T2"/></text:p>
      <text:p text:style-name="P2"><text:span text:style-name="T2">Symbols:</text:span></text:p>
      <text:p text:style-name="P2"><text:span text:style-name="T2"/></text:p>
      <text:p text:style-name="P2"><text:span text:style-name="T2"><text:s text:c="16"/>N a m e <text:s text:c="16"/>Type <text:s text:c="4"/>Value <text:s text:c="3"/>Attr</text:span></text:p>
      <text:p text:style-name="P2"><text:span text:style-name="T2"/></text:p>
      <text:p text:style-name="P2"><text:span text:style-name="T2">byte1 <text:s/>. . . . . . . . . . . . .<text:tab/>Byte<text:tab/> 0004<text:tab/> <text:s/>data<text:tab/></text:span></text:p>
      <text:p text:style-name="P2"><text:span text:style-name="T2">byte2 <text:s/>. . . . . . . . . . . . .<text:tab/>Byte<text:tab/> 0005<text:tab/> <text:s/>data<text:tab/></text:span></text:p>
      <text:p text:style-name="P2"><text:span text:style-name="T2">byte3 <text:s/>. . . . . . . . . . . . .<text:tab/>Byte<text:tab/> 0006<text:tab/> <text:s/>data<text:tab/></text:span></text:p>
      <text:p text:style-name="P2"><text:span text:style-name="T2">byte4 <text:s/>. . . . . . . . . . . . .<text:tab/>Byte<text:tab/> 0011<text:tab/> <text:s/>data<text:tab/></text:span></text:p>
      <text:p text:style-name="P2"><text:span text:style-name="T2">bytes <text:s/>. . . . . . . . . . . . .<text:tab/>Byte<text:tab/> 000B<text:tab/> <text:s/>data<text:tab/></text:span></text:p>
      <text:p text:style-name="P2"><text:span text:style-name="T2">word1 <text:s/>. . . . . . . . . . . . .<text:tab/>Word<text:tab/> 0000<text:tab/> <text:s/>data<text:tab/></text:span></text:p>
      <text:p text:style-name="P2"><text:span text:style-name="T2">word2 <text:s/>. . . . . . . . . . . . .<text:tab/>Word<text:tab/> 0002<text:tab/> <text:s/>data<text:tab/></text:span></text:p>
      <text:p text:style-name="P2"><text:span text:style-name="T2">word3 <text:s/>. . . . . . . . . . . . .<text:tab/>Word<text:tab/> 0007<text:tab/> <text:s/>data<text:tab/></text:span></text:p>
      <text:p text:style-name="P2"><text:span text:style-name="T2">word4 <text:s/>. . . . . . . . . . . . .<text:tab/>Word<text:tab/> 0009<text:tab/> <text:s/>data<text:tab/></text:span></text:p>
      <text:p text:style-name="P2"><text:span text:style-name="T2">word5 <text:s/>. . . . . . . . . . . . .<text:tab/>Word<text:tab/> 000F<text:tab/> <text:s/>data<text:tab/></text:span></text:p>
      <text:p text:style-name="P2"><text:span text:style-name="T2"/></text:p>
      <text:p text:style-name="P2"><text:span text:style-name="T2"><text:tab/> <text:s text:c="2"/>0 Warnings</text:span></text:p>
      <text:p text:style-name="P2"><text:span text:style-name="T2"><text:tab/> <text:s text:c="2"/>0 Errors</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4. Results</text:p>
      <text:p text:style-name="P1"/>
      <text:p text:style-name="P2"><text:span text:style-name="T2">Note: The highlighted (green) registers in the tracing are the memories what has been changed from the previous code. The highlighted (purple) HEX values in the memory dump is the machine code. The highlighted (yellow) HEX values in the memory dump are the data blocks.</text:span></text:p>
      <text:p text:style-name="P2"><text:span text:style-name="T2"/></text:p>
      <text:p text:style-name="P2">4.1 Step 2 Debug Output (Traced)</text:p>
      <text:p text:style-name="P2"><text:span text:style-name="T2"/></text:p>
      <text:p text:style-name="P2"><text:span text:style-name="T2">Capture file written by TCAP 3.0, TCAP Copyright(c) 1998 Tim Kannel</text:span></text:p>
      <text:p text:style-name="P2"><text:span text:style-name="T2"/></text:p>
      <text:p text:style-name="P2"><text:span text:style-name="T2">G:\DIGITA~3&gt;debug lab3.exe</text:span></text:p>
      <text:p text:style-name="P2"><text:span text:style-name="T2">-d</text:span></text:p>
      <text:p text:style-name="P2"><text:span text:style-name="T2">0E3B:0000 <text:s/>B8 3E 0E 8E D8 B8 AA 55-BB A5 96 B9 FF FF A3 02 <text:s text:c="2"/>.&gt;.....U........</text:span></text:p>
      <text:p text:style-name="P2"><text:span text:style-name="T2">0E3B:0010 <text:s/>00 89 1E 04 00 89 0E 0A-00 88 26 10 00 A2 11 00 <text:s text:c="2"/>..........&amp;.....</text:span></text:p>
      <text:p text:style-name="P2"><text:span text:style-name="T2">0E3B:0020 <text:s/>88 1E 12 00 88 3E 13 00-B8 00 4C CD 21 00 00 00 <text:s text:c="2"/>.....&gt;....L.!...</text:span></text:p>
      <text:p text:style-name="P2"><text:span text:style-name="T2">0E3B:0030 <text:s/>99 99 00 00 00 00 00 00-00 00 00 00 00 00 00 00 <text:s text:c="2"/>................</text:span></text:p>
      <text:p text:style-name="P2"><text:span text:style-name="T2">0E3B:0040 <text:s/>00 00 01 02 03 04 16 8B-DE B8 01 00 BA 06 00 E8 <text:s text:c="2"/>................</text:span></text:p>
      <text:p text:style-name="P2"><text:span text:style-name="T2">0E3B:0050 <text:s/>DA 22 56 A1 E6 40 05 03-00 50 E8 23 23 EB 53 8B <text:s text:c="2"/>."V..@...P.##.S.</text:span></text:p>
      <text:p text:style-name="P2"><text:span text:style-name="T2">0E3B:0060 <text:s/>7E 0C 6A 00 6A 00 6A 00-8B DF B8 01 00 BA 05 00 <text:s text:c="2"/>~.j.j.j.........</text:span></text:p>
      <text:p text:style-name="P2"><text:span text:style-name="T2">0E3B:0070 <text:s/>E8 B9 22 50 E8 2D 86 5B-8B F0 E8 07 A1 3B C6 74 <text:s text:c="2"/>.."P.-.[.....;.t</text:span></text:p>
      <text:p text:style-name="P2"><text:span text:style-name="T2">-r</text:span></text:p>
      <text:p text:style-name="P2"><text:span text:style-name="T2">AX=0000 <text:s/>BX=0000 <text:s/>CX=0046 <text:s/>DX=0000 <text:s/>SP=0000 <text:s/>BP=0000 <text:s/>SI=0000 <text:s/>DI=0000 <text:s/></text:span></text:p>
      <text:p text:style-name="P2"><text:span text:style-name="T2">DS=0E2B <text:s/>ES=0E2B <text:s/>SS=0E3B <text:s/>CS=0E3B <text:s/>IP=0000 <text:s text:c="2"/>NV UP EI PL NZ NA PO NC </text:span></text:p>
      <text:p text:style-name="P2"><text:span text:style-name="T2">0E3B:0000 B83E0E <text:s text:c="7"/>MOV <text:s text:c="4"/>AX,0E3E <text:s text:c="27"/></text:span></text:p>
      <text:p text:style-name="P2"><text:span text:style-name="T2">-t</text:span></text:p>
      <text:p text:style-name="P2"><text:span text:style-name="T2"/></text:p>
      <text:p text:style-name="P2"><text:span text:style-name="T3">AX=0E3E</text:span><text:span text:style-name="T2"> <text:s/>BX=0000 <text:s/>CX=0046 <text:s/>DX=0000 <text:s/>SP=0000 <text:s/>BP=0000 <text:s/>SI=0000 <text:s/>DI=0000 <text:s/></text:span></text:p>
      <text:p text:style-name="P2"><text:span text:style-name="T2">DS=0E2B <text:s/>ES=0E2B <text:s/>SS=0E3B <text:s/>CS=0E3B <text:s/>IP=0003 <text:s text:c="2"/>NV UP EI PL NZ NA PO NC </text:span></text:p>
      <text:p text:style-name="P2"><text:span text:style-name="T2">0E3B:0003 8ED8 <text:s text:c="9"/>MOV <text:s text:c="4"/>DS,AX <text:s text:c="29"/></text:span></text:p>
      <text:p text:style-name="P2"><text:span text:style-name="T2">-t</text:span></text:p>
      <text:p text:style-name="P2"><text:span text:style-name="T2"/></text:p>
      <text:p text:style-name="P2"><text:span text:style-name="T2">AX=0E3E <text:s/>BX=0000 <text:s/>CX=0046 <text:s/>DX=0000 <text:s/>SP=0000 <text:s/>BP=0000 <text:s/>SI=0000 <text:s/>DI=0000 <text:s/></text:span></text:p>
      <text:p text:style-name="P2"><text:span text:style-name="T3">DS=0E3E</text:span><text:span text:style-name="T2"> <text:s/>ES=0E2B <text:s/>SS=0E3B <text:s/>CS=0E3B <text:s/>IP=0005 <text:s text:c="2"/>NV UP EI PL NZ NA PO NC </text:span></text:p>
      <text:p text:style-name="P2"><text:span text:style-name="T2">0E3B:0005 B8AA55 <text:s text:c="7"/>MOV <text:s text:c="4"/>AX,55AA <text:s text:c="27"/></text:span></text:p>
      <text:p text:style-name="P2"><text:span text:style-name="T2">-t</text:span></text:p>
      <text:p text:style-name="P2"><text:span text:style-name="T2"/></text:p>
      <text:p text:style-name="P2"><text:span text:style-name="T3">AX=55AA</text:span><text:span text:style-name="T2"> <text:s/>BX=0000 <text:s/>CX=0046 <text:s/>DX=0000 <text:s/>SP=0000 <text:s/>BP=0000 <text:s/>SI=0000 <text:s/>DI=0000 <text:s/></text:span></text:p>
      <text:p text:style-name="P2"><text:span text:style-name="T2">DS=0E3E <text:s/>ES=0E2B <text:s/>SS=0E3B <text:s/>CS=0E3B <text:s/>IP=0008 <text:s text:c="2"/>NV UP EI PL NZ NA PO NC </text:span></text:p>
      <text:p text:style-name="P2"><text:span text:style-name="T2">0E3B:0008 BBA596 <text:s text:c="7"/>MOV <text:s text:c="4"/>BX,96A5 <text:s text:c="27"/></text:span></text:p>
      <text:p text:style-name="P2"><text:span text:style-name="T2">-t</text:span></text:p>
      <text:p text:style-name="P2"><text:span text:style-name="T2"/></text:p>
      <text:p text:style-name="P2"><text:span text:style-name="T2">AX=55AA <text:s/></text:span><text:span text:style-name="T3">BX=96A5</text:span><text:span text:style-name="T2"> <text:s/>CX=0046 <text:s/>DX=0000 <text:s/>SP=0000 <text:s/>BP=0000 <text:s/>SI=0000 <text:s/>DI=0000 <text:s/></text:span></text:p>
      <text:p text:style-name="P2"><text:span text:style-name="T2">DS=0E3E <text:s/>ES=0E2B <text:s/>SS=0E3B <text:s/>CS=0E3B <text:s/>IP=000B <text:s text:c="2"/>NV UP EI PL NZ NA PO NC </text:span></text:p>
      <text:p text:style-name="P2"><text:span text:style-name="T2">0E3B:000B B9FFFF <text:s text:c="7"/>MOV <text:s text:c="4"/>CX,FFFF <text:s text:c="27"/></text:span></text:p>
      <text:p text:style-name="P2"><text:span text:style-name="T2">-t</text:span></text:p>
      <text:p text:style-name="P2"><text:span text:style-name="T2"/></text:p>
      <text:p text:style-name="P2"><text:span text:style-name="T2">AX=55AA <text:s/>BX=96A5 <text:s/></text:span><text:span text:style-name="T3">CX=FFFF</text:span><text:span text:style-name="T2"> <text:s/>DX=0000 <text:s/>SP=0000 <text:s/>BP=0000 <text:s/>SI=0000 <text:s/>DI=0000 <text:s/></text:span></text:p>
      <text:p text:style-name="P2"><text:span text:style-name="T2">DS=0E3E <text:s/>ES=0E2B <text:s/>SS=0E3B <text:s/>CS=0E3B <text:s/>IP=000E <text:s text:c="2"/>NV UP EI PL NZ NA PO NC </text:span></text:p>
      <text:p text:style-name="P2"><text:span text:style-name="T2">0E3B:000E A30200 <text:s text:c="7"/>MOV <text:s text:c="4"/>[0002],AX <text:s text:c="25"/>DS:0002=0000</text:span></text:p>
      <text:p text:style-name="P2"><text:soft-page-break/><text:span text:style-name="T2">-t</text:span></text:p>
      <text:p text:style-name="P2"><text:span text:style-name="T2"/></text:p>
      <text:p text:style-name="P2"><text:span text:style-name="T2">AX=55AA <text:s/>BX=96A5 <text:s/>CX=FFFF <text:s/>DX=0000 <text:s/>SP=0000 <text:s/>BP=0000 <text:s/>SI=0000 <text:s/>DI=0000 <text:s/></text:span></text:p>
      <text:p text:style-name="P2"><text:span text:style-name="T2">DS=0E3E <text:s/>ES=0E2B <text:s/>SS=0E3B <text:s/>CS=0E3B <text:s/>IP=0011 <text:s text:c="2"/>NV UP EI PL NZ NA PO NC </text:span></text:p>
      <text:p text:style-name="P2"><text:span text:style-name="T2">0E3B:0011 891E0400 <text:s text:c="5"/>MOV <text:s text:c="4"/>[0004],BX <text:s text:c="25"/>DS:0004=0000</text:span></text:p>
      <text:p text:style-name="P2"><text:span text:style-name="T2">-t</text:span></text:p>
      <text:p text:style-name="P2"><text:span text:style-name="T2"/></text:p>
      <text:p text:style-name="P2"><text:span text:style-name="T2">AX=55AA <text:s/>BX=96A5 <text:s/>CX=FFFF <text:s/>DX=0000 <text:s/>SP=0000 <text:s/>BP=0000 <text:s/>SI=0000 <text:s/>DI=0000 <text:s/></text:span></text:p>
      <text:p text:style-name="P2"><text:span text:style-name="T2">DS=0E3E <text:s/>ES=0E2B <text:s/>SS=0E3B <text:s/>CS=0E3B <text:s/>IP=0015 <text:s text:c="2"/>NV UP EI PL NZ NA PO NC </text:span></text:p>
      <text:p text:style-name="P2"><text:span text:style-name="T2">0E3B:0015 890E0A00 <text:s text:c="5"/>MOV <text:s text:c="4"/>[000A],CX <text:s text:c="25"/>DS:000A=0000</text:span></text:p>
      <text:p text:style-name="P2"><text:span text:style-name="T2">-t</text:span></text:p>
      <text:p text:style-name="P2"><text:span text:style-name="T2"/></text:p>
      <text:p text:style-name="P2"><text:span text:style-name="T2">AX=55AA <text:s/>BX=96A5 <text:s/>CX=FFFF <text:s/>DX=0000 <text:s/>SP=0000 <text:s/>BP=0000 <text:s/>SI=0000 <text:s/>DI=0000 <text:s/></text:span></text:p>
      <text:p text:style-name="P2"><text:span text:style-name="T2">DS=0E3E <text:s/>ES=0E2B <text:s/>SS=0E3B <text:s/>CS=0E3B <text:s/>IP=0019 <text:s text:c="2"/>NV UP EI PL NZ NA PO NC </text:span></text:p>
      <text:p text:style-name="P2"><text:span text:style-name="T2">0E3B:0019 88261000 <text:s text:c="5"/>MOV <text:s text:c="4"/>[0010],AH <text:s text:c="25"/>DS:0010=00</text:span></text:p>
      <text:p text:style-name="P2"><text:span text:style-name="T2">-t</text:span></text:p>
      <text:p text:style-name="P2"><text:span text:style-name="T2"/></text:p>
      <text:p text:style-name="P2"><text:span text:style-name="T2">AX=55AA <text:s/>BX=96A5 <text:s/>CX=FFFF <text:s/>DX=0000 <text:s/>SP=0000 <text:s/>BP=0000 <text:s/>SI=0000 <text:s/>DI=0000 <text:s/></text:span></text:p>
      <text:p text:style-name="P2"><text:span text:style-name="T2">DS=0E3E <text:s/>ES=0E2B <text:s/>SS=0E3B <text:s/>CS=0E3B <text:s/>IP=001D <text:s text:c="2"/>NV UP EI PL NZ NA PO NC </text:span></text:p>
      <text:p text:style-name="P2"><text:span text:style-name="T2">0E3B:001D A21100 <text:s text:c="7"/>MOV <text:s text:c="4"/>[0011],AL <text:s text:c="25"/>DS:0011=00</text:span></text:p>
      <text:p text:style-name="P2"><text:span text:style-name="T2">-t</text:span></text:p>
      <text:p text:style-name="P2"><text:span text:style-name="T2"/></text:p>
      <text:p text:style-name="P2"><text:span text:style-name="T2">AX=55AA <text:s/>BX=96A5 <text:s/>CX=FFFF <text:s/>DX=0000 <text:s/>SP=0000 <text:s/>BP=0000 <text:s/>SI=0000 <text:s/>DI=0000 <text:s/></text:span></text:p>
      <text:p text:style-name="P2"><text:span text:style-name="T2">DS=0E3E <text:s/>ES=0E2B <text:s/>SS=0E3B <text:s/>CS=0E3B <text:s/>IP=0020 <text:s text:c="2"/>NV UP EI PL NZ NA PO NC </text:span></text:p>
      <text:p text:style-name="P2"><text:span text:style-name="T2">0E3B:0020 881E1200 <text:s text:c="5"/>MOV <text:s text:c="4"/>[0012],BL <text:s text:c="25"/>DS:0012=01</text:span></text:p>
      <text:p text:style-name="P2"><text:span text:style-name="T2">-t</text:span></text:p>
      <text:p text:style-name="P2"><text:span text:style-name="T2"/></text:p>
      <text:p text:style-name="P2"><text:span text:style-name="T2">AX=55AA <text:s/>BX=96A5 <text:s/>CX=FFFF <text:s/>DX=0000 <text:s/>SP=0000 <text:s/>BP=0000 <text:s/>SI=0000 <text:s/>DI=0000 <text:s/></text:span></text:p>
      <text:p text:style-name="P2"><text:span text:style-name="T2">DS=0E3E <text:s/>ES=0E2B <text:s/>SS=0E3B <text:s/>CS=0E3B <text:s/>IP=0024 <text:s text:c="2"/>NV UP EI PL NZ NA PO NC </text:span></text:p>
      <text:p text:style-name="P2"><text:span text:style-name="T2">0E3B:0024 883E1300 <text:s text:c="5"/>MOV <text:s text:c="4"/>[0013],BH <text:s text:c="25"/>DS:0013=02</text:span></text:p>
      <text:p text:style-name="P2"><text:span text:style-name="T2">-t</text:span></text:p>
      <text:p text:style-name="P2"><text:span text:style-name="T2"/></text:p>
      <text:p text:style-name="P2"><text:span text:style-name="T2">AX=55AA <text:s/>BX=96A5 <text:s/>CX=FFFF <text:s/>DX=0000 <text:s/>SP=0000 <text:s/>BP=0000 <text:s/>SI=0000 <text:s/>DI=0000 <text:s/></text:span></text:p>
      <text:p text:style-name="P2"><text:span text:style-name="T2">DS=0E3E <text:s/>ES=0E2B <text:s/>SS=0E3B <text:s/>CS=0E3B <text:s/>IP=0028 <text:s text:c="2"/>NV UP EI PL NZ NA PO NC </text:span></text:p>
      <text:p text:style-name="P2"><text:span text:style-name="T2">0E3B:0028 B8004C <text:s text:c="7"/>MOV <text:s text:c="4"/>AX,4C00 <text:s text:c="27"/></text:span></text:p>
      <text:p text:style-name="P2"><text:span text:style-name="T2">-t</text:span></text:p>
      <text:p text:style-name="P2"><text:span text:style-name="T2"/></text:p>
      <text:p text:style-name="P2"><text:span text:style-name="T3">AX=4C00</text:span><text:span text:style-name="T2"> <text:s/>BX=96A5 <text:s/>CX=FFFF <text:s/>DX=0000 <text:s/>SP=0000 <text:s/>BP=0000 <text:s/>SI=0000 <text:s/>DI=0000 <text:s/></text:span></text:p>
      <text:p text:style-name="P2"><text:span text:style-name="T2">DS=0E3E <text:s/>ES=0E2B <text:s/>SS=0E3B <text:s/>CS=0E3B <text:s/>IP=002B <text:s text:c="2"/>NV UP EI PL NZ NA PO NC </text:span></text:p>
      <text:p text:style-name="P2"><text:span text:style-name="T2">0E3B:002B CD21 <text:s text:c="9"/>INT <text:s text:c="4"/>21 <text:s text:c="32"/></text:span></text:p>
      <text:p text:style-name="P2"><text:span text:style-name="T2">-d</text:span></text:p>
      <text:p text:style-name="P2"><text:span text:style-name="T2">0E3B:0080 <text:s/>17 6A 00 68 83 01 6A 00-68 84 01 6A 00 6A FF E8 <text:s text:c="2"/>.j.h..j.h..j.j..</text:span></text:p>
      <text:p text:style-name="P2"><text:span text:style-name="T2">0E3B:0090 <text:s/>E2 3D 33 C0 33 D2 EB 2C-89 36 E8 40 57 6A 03 6A <text:s text:c="2"/>.=3.3..,.6.@Wj.j</text:span></text:p>
      <text:p text:style-name="P2"><text:span text:style-name="T2">0E3B:00A0 <text:s/>07 E8 0E 23 2D 03 00 A3-E6 40 B8 01 00 A3 A4 00 <text:s text:c="2"/>...#-....@......</text:span></text:p>
      <text:p text:style-name="P2"><text:span text:style-name="T2">0E3B:00B0 <text:s/>EB E2 FF 76 0C FF 76 0A-FF 76 08 FF 76 06 FF 76 <text:s text:c="2"/>...v..v..v..v..v</text:span></text:p>
      <text:p text:style-name="P2"><text:span text:style-name="T2">0E3B:00C0 <text:s/>04 E8 DC 1B 5E 5F C9 C2-0A 00 C8 02 00 00 56 FF <text:s text:c="2"/>....^_........V.</text:span></text:p>
      <text:p text:style-name="P2"><text:span text:style-name="T2">0E3B:00D0 <text:s/>76 08 E8 51 85 5B 8B F0-0B F0 74 1E FF 76 08 FF <text:s text:c="2"/>v..Q.[....t..v..</text:span></text:p>
      <text:p text:style-name="P2"><text:span text:style-name="T2">0E3B:00E0 <text:s/>76 0A E8 0F 85 8B 5E 0A-83 C4 04 8A 40 FF 3C 5C <text:s text:c="2"/>v.....^.....@.&lt;\</text:span></text:p>
      <text:p text:style-name="P2"><text:span text:style-name="T2">0E3B:00F0 <text:s/>74 08 3C 3A 74 04 C6 00-5C 46 8B C6 2B 76 04 F7 <text:s text:c="2"/>t.&lt;:t...\F..+v..</text:span></text:p>
      <text:p text:style-name="P2"><text:soft-page-break/><text:span text:style-name="T2">-d cs:0</text:span></text:p>
      <text:p text:style-name="P2"><text:span text:style-name="T2">0E3B:0000 <text:s/></text:span><text:span text:style-name="T5">B8</text:span><text:span text:style-name="T2"> 3E 0E </text:span><text:span text:style-name="T5">8E</text:span><text:span text:style-name="T2"> D8 </text:span><text:span text:style-name="T5">B8</text:span><text:span text:style-name="T2"> AA 55-</text:span><text:span text:style-name="T5">BB</text:span><text:span text:style-name="T2"> A5 96 </text:span><text:span text:style-name="T5">B9</text:span><text:span text:style-name="T2"> FF FF </text:span><text:span text:style-name="T5">A3</text:span><text:span text:style-name="T2"> 02 <text:s text:c="2"/>.&gt;.....U........</text:span></text:p>
      <text:p text:style-name="P2"><text:span text:style-name="T2">0E3B:0010 <text:s/>00 </text:span><text:span text:style-name="T5">89</text:span><text:span text:style-name="T2"> 1E 04 00 </text:span><text:span text:style-name="T5">89</text:span><text:span text:style-name="T2"> 0E 0A-00 </text:span><text:span text:style-name="T5">88</text:span><text:span text:style-name="T2"> 26 10 00 </text:span><text:span text:style-name="T5">A2</text:span><text:span text:style-name="T2"> 11 00 <text:s text:c="2"/>..........&amp;.....</text:span></text:p>
      <text:p text:style-name="P2"><text:span text:style-name="T2">0E3B:0020 <text:s/></text:span><text:span text:style-name="T5">88</text:span><text:span text:style-name="T2"> 1E 12 00 </text:span><text:span text:style-name="T5">88</text:span><text:span text:style-name="T2"> 3E 13 00-</text:span><text:span text:style-name="T5">B8</text:span><text:span text:style-name="T2"> 00 4C </text:span><text:span text:style-name="T5">CD</text:span><text:span text:style-name="T2"> 21 00 00 00 <text:s text:c="2"/>.....&gt;....L.!...</text:span></text:p>
      <text:p text:style-name="P2"><text:span text:style-name="T2">0E3B:0030 <text:s/></text:span><text:span text:style-name="T4">99 99 AA 55 A5 96 00 00-00 00 FF FF 00 00 00 00</text:span><text:span text:style-name="T2"> <text:s text:c="2"/>...U............</text:span></text:p>
      <text:p text:style-name="P2"><text:span text:style-name="T2">0E3B:0040 <text:s/>55 AA A5 96 03 04 16 8B-DE B8 01 00 BA 06 00 E8 <text:s text:c="2"/>U...............</text:span></text:p>
      <text:p text:style-name="P2"><text:span text:style-name="T2">0E3B:0050 <text:s/>DA 22 56 A1 E6 40 05 03-00 50 E8 23 23 EB 53 8B <text:s text:c="2"/>."V..@...P.##.S.</text:span></text:p>
      <text:p text:style-name="P2"><text:span text:style-name="T2">0E3B:0060 <text:s/>7E 0C 6A 00 6A 00 6A 00-8B DF B8 01 00 BA 05 00 <text:s text:c="2"/>~.j.j.j.........</text:span></text:p>
      <text:p text:style-name="P2"><text:span text:style-name="T2">0E3B:0070 <text:s/>E8 B9 22 50 E8 2D 86 5B-8B F0 E8 07 A1 3B C6 74 <text:s text:c="2"/>.."P.-.[.....;.t</text:span></text:p>
      <text:p text:style-name="P2"><text:span text:style-name="T2">-q</text:span></text:p>
      <text:p text:style-name="P2"><text:span text:style-name="T2"/></text:p>
      <text:p text:style-name="P2"><text:span text:style-name="T2">G:\DIGITA~3&gt;tcap/u</text:span></text:p>
      <text:p text:style-name="P2"/>
      <text:p text:style-name="P1"/>
      <text:p text:style-name="P2">4.2 Step 4 Debug Output</text:p>
      <text:p text:style-name="P2"><text:span text:style-name="T2"/></text:p>
      <text:p text:style-name="P2"><text:span text:style-name="T2">Capture file written by TCAP 3.0, TCAP Copyright(c) 1998 Tim Kannel</text:span></text:p>
      <text:p text:style-name="P2"><text:span text:style-name="T2"/></text:p>
      <text:p text:style-name="P2"><text:span text:style-name="T2">E:\DIGITA~3&gt;debug meh.exe</text:span></text:p>
      <text:p text:style-name="P2"><text:span text:style-name="T2">-d<text:line-break/>1215:0000 <text:s/></text:span><text:span text:style-name="T5">B8</text:span><text:span text:style-name="T2"> 1C 12 </text:span><text:span text:style-name="T5">8E</text:span><text:span text:style-name="T2"> D8 </text:span><text:span text:style-name="T5">B8</text:span><text:span text:style-name="T2"> AB CD-</text:span><text:span text:style-name="T5">A3</text:span><text:span text:style-name="T2"> 00 00 </text:span><text:span text:style-name="T5">B8</text:span><text:span text:style-name="T2"> EF 96 </text:span><text:span text:style-name="T5">A3</text:span><text:span text:style-name="T2"> 02 ................</text:span></text:p>
      <text:p text:style-name="P2"><text:span text:style-name="T2">1215:0010 <text:s/>00 </text:span><text:span text:style-name="T5">B8</text:span><text:span text:style-name="T2"> 5A 5A </text:span><text:span text:style-name="T5">A3</text:span><text:span text:style-name="T2"> 04 00 </text:span><text:span text:style-name="T5">B8</text:span><text:span text:style-name="T2">-DC BC </text:span><text:span text:style-name="T5">A3</text:span><text:span text:style-name="T2"> 06 00 </text:span><text:span text:style-name="T5">B8</text:span><text:span text:style-name="T2"> 43 65 ..ZZ..........Ce</text:span></text:p>
      <text:p text:style-name="P2"><text:span text:style-name="T2">1215:0020 <text:s/></text:span><text:span text:style-name="T5">A3</text:span><text:span text:style-name="T2"> 08 00 </text:span><text:span text:style-name="T5">B8</text:span><text:span text:style-name="T2"> 00 00 </text:span><text:span text:style-name="T5">A3</text:span><text:span text:style-name="T2"> 0A-00 </text:span><text:span text:style-name="T5">A3</text:span><text:span text:style-name="T2"> 0C 00 </text:span><text:span text:style-name="T5">A3</text:span><text:span text:style-name="T2"> 0E 00 </text:span><text:span text:style-name="T5">B8</text:span><text:span text:style-name="T2"> ................</text:span></text:p>
      <text:p text:style-name="P2"><text:span text:style-name="T2">1215:0030 <text:s/>99 88 </text:span><text:span text:style-name="T5">A3</text:span><text:span text:style-name="T2"> 10 00 </text:span><text:span text:style-name="T5">B8</text:span><text:span text:style-name="T2"> 55 66-</text:span><text:span text:style-name="T5">A3</text:span><text:span text:style-name="T2"> 12 00 </text:span><text:span text:style-name="T5">B8</text:span><text:span text:style-name="T2"> 03 04 </text:span><text:span text:style-name="T5">A3</text:span><text:span text:style-name="T2"> 14 ......Uf........</text:span></text:p>
      <text:p text:style-name="P2"><text:span text:style-name="T2">1215:0040 <text:s/>00 </text:span><text:span text:style-name="T5">B8</text:span><text:span text:style-name="T2"> EC 81 </text:span><text:span text:style-name="T5">A3</text:span><text:span text:style-name="T2"> 16 00 </text:span><text:span text:style-name="T5">B8</text:span><text:span text:style-name="T2">-EC 84 </text:span><text:span text:style-name="T5">A3</text:span><text:span text:style-name="T2"> 18 00 </text:span><text:span text:style-name="T5">B8</text:span><text:span text:style-name="T2"> 00 57 ...............W</text:span></text:p>
      <text:p text:style-name="P2"><text:span text:style-name="T2">1215:0050 <text:s/></text:span><text:span text:style-name="T5">A3</text:span><text:span text:style-name="T2"> 1A 00 </text:span><text:span text:style-name="T5">B8</text:span><text:span text:style-name="T2"> 56 E9 </text:span><text:span text:style-name="T5">A3</text:span><text:span text:style-name="T2"> 1C-00 </text:span><text:span text:style-name="T5">B8</text:span><text:span text:style-name="T2"> BC 00 </text:span><text:span text:style-name="T5">A3</text:span><text:span text:style-name="T2"> 1E 00 </text:span><text:span text:style-name="T5">B8</text:span><text:span text:style-name="T2"> ....V...........</text:span></text:p>
      <text:p text:style-name="P2"><text:span text:style-name="T2">1215:0060 <text:s/>00 4C </text:span><text:span text:style-name="T5">CD</text:span><text:span text:style-name="T2"> 21 00 00 00 00-00 00 00 00 00 00 00 00 .L.!............</text:span></text:p>
      <text:p text:style-name="P2"><text:span text:style-name="T2">1215:0070 <text:s/></text:span><text:span text:style-name="T4">99 99 00 00 00 00 00 00-00 00 00 00 00 00 00 00</text:span><text:span text:style-name="T2"> ................</text:span></text:p>
      <text:p text:style-name="P2"><text:span text:style-name="T2">-r<text:line-break/>AX=0000 BX=0000 CX=0086 DX=0000 SP=0000 BP=0000 SI=0000 DI=0000</text:span></text:p>
      <text:p text:style-name="P2"><text:span text:style-name="T2">DS=1205 ES=1205 SS=1215 CS=1215 IP=0000 NV UP EI NG NZ NA PO NC</text:span></text:p>
      <text:p text:style-name="P2"><text:span text:style-name="T2">1215:0000 B81C12 <text:s text:c="11"/>MOV <text:s text:c="4"/>AX,121C</text:span></text:p>
      <text:p text:style-name="P2"><text:span text:style-name="T2">-g</text:span></text:p>
      <text:p text:style-name="P2"><text:span text:style-name="T2">Program terminated normally (0000)</text:span></text:p>
      <text:p text:style-name="P2"><text:span text:style-name="T2">-d<text:line-break/>1215:0080 <text:s/>99 88 55 66 03 04 EC 81-EC 84 00 57 56 E9 BC 00 ..Uf.......WV...</text:span></text:p>
      <text:p text:style-name="P2"><text:span text:style-name="T2">1215:0090 <text:s/>0E 56 56 E8 A8 1B 3D FF-FF 75 08 0B D2 75 04 8B .VV...=..u...u..</text:span></text:p>
      <text:p text:style-name="P2"><text:span text:style-name="T2">1215:00A0 <text:s/>36 4E 13 3B 3E E8 40 74-0E 6A 01 E8 F4 E9 FF 36 6N.;&gt;.@t.j.....6</text:span></text:p>
      <text:p text:style-name="P2"><text:span text:style-name="T2">1215:00B0 <text:s/>A2 13 6A 01 E8 D1 11 8B-C6 5E 5F C2 06 00 55 8B ..j......^_...U.</text:span></text:p>
      <text:p text:style-name="P2"><text:span text:style-name="T2">1215:00C0 <text:s/>EC 57 56 8B 46 0A 2D C8-00 74 07 48 48 74 30 E9 .WV.F.-..t.HHt0.</text:span></text:p>
      <text:p text:style-name="P2"><text:span text:style-name="T2">1215:00D0 <text:s/>80 00 8B 76 0C 68 B2 16-FF 36 E8 40 E8 87 9A 68 ...v.h...6.@...h</text:span></text:p>
      <text:p text:style-name="P2"><text:span text:style-name="T2">1215:00E0 <text:s/>FF 00 6A 00 68 B2 16 8B-DE B8 01 00 BA 06 00 E8 ..j.h...........</text:span></text:p>
      <text:p text:style-name="P2"><text:span text:style-name="T2">1215:00F0 <text:s/>DA 22 56 A1 E6 40 05 03-00 50 E8 23 23 EB 53 8B ."V..@...P.##.S.</text:span></text:p>
      <text:p text:style-name="P2"><text:span text:style-name="T2">-d cs:70<text:line-break/>1215:0070 <text:s/></text:span><text:span text:style-name="T4">AB CD EF 96 5A 5A DC BC-43 65 00 00 00 00 00 00</text:span><text:span text:style-name="T2"> ....ZZ..Ce......</text:span></text:p>
      <text:p text:style-name="P2"><text:span text:style-name="T2">1215:0080 </text:span><text:span text:style-name="T4"><text:s/>99 88 55 66 03 04 EC 81-EC 84 00 57 56 E9 BC 00</text:span><text:span text:style-name="T2"> ..Uf.......WV...</text:span></text:p>
      <text:p text:style-name="P2"><text:span text:style-name="T2">1215:0090 <text:s/>0E 56 56 E8 A8 1B 3D FF-FF 75 08 0B D2 75 04 8B .VV...=..u...u..</text:span></text:p>
      <text:p text:style-name="P2"><text:span text:style-name="T2">1215:00A0 <text:s/>36 4E 13 3B 3E E8 40 74-0E 6A 01 E8 F4 E9 FF 36 6N.;&gt;.@t.j.....6</text:span></text:p>
      <text:p text:style-name="P2"><text:span text:style-name="T2">1215:00B0 <text:s/>A2 13 6A 01 E8 D1 11 8B-C6 5E 5F C2 06 00 55 8B ..j......^_...U.</text:span></text:p>
      <text:p text:style-name="P2"><text:soft-page-break/><text:span text:style-name="T2">1215:00C0 <text:s/>EC 57 56 8B 46 0A 2D C8-00 74 07 48 48 74 30 E9 .WV.F.-..t.HHt0.</text:span></text:p>
      <text:p text:style-name="P2"><text:span text:style-name="T2">1215:00D0 <text:s/>80 00 8B 76 0C 68 B2 16-FF 36 E8 40 E8 87 9A 68 ...v.h...6.@...h</text:span></text:p>
      <text:p text:style-name="P2"><text:span text:style-name="T2">1215:00E0 <text:s/>FF 00 6A 00 68 B2 16 8B-DE B8 01 00 BA 06 00 E8 ..j.h...........</text:span></text:p>
      <text:p text:style-name="P2"><text:span text:style-name="T2">-q<text:line-break/></text:span></text:p>
      <text:p text:style-name="P2">4.3. Step 6 Debug Output</text:p>
      <text:p text:style-name="P2"><text:span text:style-name="T2"/></text:p>
      <text:p text:style-name="P2"><text:span text:style-name="T2">Capture file written by TCAP 3.0, TCAP Copyright(c) 1998 Tim Kannel</text:span></text:p>
      <text:p text:style-name="P2"><text:span text:style-name="T2"/></text:p>
      <text:p text:style-name="P2"><text:span text:style-name="T2">E:\DIGITA~3&gt;debug step6.exe</text:span></text:p>
      <text:p text:style-name="P2"><text:span text:style-name="T2">-d<text:line-break/>1215:0000 <text:s/></text:span><text:span text:style-name="T5">B8</text:span><text:span text:style-name="T2"> 1E 12 </text:span><text:span text:style-name="T5">8E</text:span><text:span text:style-name="T2"> D8 </text:span><text:span text:style-name="T5">8A</text:span><text:span text:style-name="T2"> 26 11-00 </text:span><text:span text:style-name="T5">88</text:span><text:span text:style-name="T2"> 26 12 00 </text:span><text:span text:style-name="T5">8A</text:span><text:span text:style-name="T2"> 26 10 ......&amp;...&amp;...&amp;.</text:span></text:p>
      <text:p text:style-name="P2"><text:span text:style-name="T2">1215:0010 <text:s/>00 </text:span><text:span text:style-name="T5">88</text:span><text:span text:style-name="T2"> 26 13 00 </text:span><text:span text:style-name="T5">8A</text:span><text:span text:style-name="T2"> 26 0F-00 </text:span><text:span text:style-name="T5">88</text:span><text:span text:style-name="T2"> 26 14 00 </text:span><text:span text:style-name="T5">8A</text:span><text:span text:style-name="T2"> 26 0E ..&amp;...&amp;...&amp;...&amp;.</text:span></text:p>
      <text:p text:style-name="P2"><text:span text:style-name="T2">1215:0020 <text:s/>00 </text:span><text:span text:style-name="T5">88</text:span><text:span text:style-name="T2"> 26 15 00 </text:span><text:span text:style-name="T5">8A</text:span><text:span text:style-name="T2"> 26 0D-00 </text:span><text:span text:style-name="T5">88</text:span><text:span text:style-name="T2"> 26 16 00 </text:span><text:span text:style-name="T5">8A</text:span><text:span text:style-name="T2"> 26 0C ..&amp;...&amp;...&amp;...&amp;.</text:span></text:p>
      <text:p text:style-name="P2"><text:span text:style-name="T2">1215:0030 <text:s/>00 </text:span><text:span text:style-name="T5">88</text:span><text:span text:style-name="T2"> 26 17 00 </text:span><text:span text:style-name="T5">8A</text:span><text:span text:style-name="T2"> 26 0B-00 </text:span><text:span text:style-name="T5">88</text:span><text:span text:style-name="T2"> 26 18 00 </text:span><text:span text:style-name="T5">8A</text:span><text:span text:style-name="T2"> 26 0A ..&amp;...&amp;...&amp;...&amp;.</text:span></text:p>
      <text:p text:style-name="P2"><text:span text:style-name="T2">1215:0040 <text:s/>00 </text:span><text:span text:style-name="T5">88</text:span><text:span text:style-name="T2"> 26 19 00 </text:span><text:span text:style-name="T5">8A</text:span><text:span text:style-name="T2"> 26 09-00 </text:span><text:span text:style-name="T5">88</text:span><text:span text:style-name="T2"> 26 1A 00 </text:span><text:span text:style-name="T5">8A</text:span><text:span text:style-name="T2"> 26 08 ..&amp;...&amp;...&amp;...&amp;.</text:span></text:p>
      <text:p text:style-name="P2"><text:span text:style-name="T2">1215:0050 <text:s/>00 </text:span><text:span text:style-name="T5">88</text:span><text:span text:style-name="T2"> 26 1B 00 </text:span><text:span text:style-name="T5">8A</text:span><text:span text:style-name="T2"> 26 07-00 </text:span><text:span text:style-name="T5">88</text:span><text:span text:style-name="T2"> 26 1C 00 </text:span><text:span text:style-name="T5">8A</text:span><text:span text:style-name="T2"> 26 06 ..&amp;...&amp;...&amp;...&amp;.</text:span></text:p>
      <text:p text:style-name="P2"><text:span text:style-name="T2">1215:0060 <text:s/>00 </text:span><text:span text:style-name="T5">88</text:span><text:span text:style-name="T2"> 26 1D 00 </text:span><text:span text:style-name="T5">8A</text:span><text:span text:style-name="T2"> 26 05-00 </text:span><text:span text:style-name="T5">88</text:span><text:span text:style-name="T2"> 26 1E 00 </text:span><text:span text:style-name="T5">8A</text:span><text:span text:style-name="T2"> 26 04 ..&amp;...&amp;...&amp;...&amp;.</text:span></text:p>
      <text:p text:style-name="P2"><text:span text:style-name="T2">1215:0070 <text:s/>00 </text:span><text:span text:style-name="T5">88</text:span><text:span text:style-name="T2"> 26 1F 00 </text:span><text:span text:style-name="T5">8A</text:span><text:span text:style-name="T2"> 26 03-00 </text:span><text:span text:style-name="T5">88</text:span><text:span text:style-name="T2"> 26 20 00 </text:span><text:span text:style-name="T5">8A</text:span><text:span text:style-name="T2"> 26 02 ..&amp;...&amp;...&amp; ..&amp;.</text:span></text:p>
      <text:p text:style-name="P2"><text:span text:style-name="T2">-g<text:line-break/></text:span></text:p>
      <text:p text:style-name="P2"><text:span text:style-name="T2">Program terminated normally (0000)</text:span></text:p>
      <text:p text:style-name="P2"><text:span text:style-name="T2">-d 1215:0<text:line-break/>1215:0000 <text:s/>B8 1E 12 8E D8 8A 26 11-00 88 26 12 00 8A 26 10 ......&amp;...&amp;...&amp;.</text:span></text:p>
      <text:p text:style-name="P2"><text:span text:style-name="T2">1215:0010 <text:s/>00 88 26 13 00 8A 26 0F-00 88 26 14 00 8A 26 0E ..&amp;...&amp;...&amp;...&amp;.</text:span></text:p>
      <text:p text:style-name="P2"><text:span text:style-name="T2">1215:0020 <text:s/>00 88 26 15 00 8A 26 0D-00 88 26 16 00 8A 26 0C ..&amp;...&amp;...&amp;...&amp;.</text:span></text:p>
      <text:p text:style-name="P2"><text:span text:style-name="T2">1215:0030 <text:s/>00 88 26 17 00 8A 26 0B-00 88 26 18 00 8A 26 0A ..&amp;...&amp;...&amp;...&amp;.</text:span></text:p>
      <text:p text:style-name="P2"><text:span text:style-name="T2">1215:0040 <text:s/>00 88 26 19 00 8A 26 09-00 88 26 1A 00 8A 26 08 ..&amp;...&amp;...&amp;...&amp;.</text:span></text:p>
      <text:p text:style-name="P2"><text:span text:style-name="T2">1215:0050 <text:s/>00 88 26 1B 00 8A 26 07-00 88 26 1C 00 8A 26 06 ..&amp;...&amp;...&amp;...&amp;.</text:span></text:p>
      <text:p text:style-name="P2"><text:span text:style-name="T2">1215:0060 <text:s/>00 88 26 1D 00 8A 26 05-00 88 26 1E 00 8A 26 04 ..&amp;...&amp;...&amp;...&amp;.</text:span></text:p>
      <text:p text:style-name="P2"><text:span text:style-name="T2">1215:0070 <text:s/>00 88 26 1F 00 8A 26 03-00 88 26 20 00 8A 26 02 ..&amp;...&amp;...&amp; ..&amp;.</text:span></text:p>
      <text:p text:style-name="P2"><text:span text:style-name="T2">-d 1215:70<text:line-break/>1215:0070 <text:s/>00 88 26 1F 00 8A 26 03-00 88 26 20 00 8A 26 02 ..&amp;...&amp;...&amp; ..&amp;.</text:span></text:p>
      <text:p text:style-name="P2"><text:span text:style-name="T2">1215:0080 <text:s/>00 88 26 21 00 B8 00 4C-CD 21 00 00 00 00 00 00 ..&amp;!...L.!......</text:span></text:p>
      <text:p text:style-name="P2"><text:span text:style-name="T2">1215:0090 <text:s/>99 99 </text:span><text:span text:style-name="T4">A5 7B 6E 2D 1F 0C-77 99 10 BB 3D 43 00 00</text:span><text:span text:style-name="T2"> ...{n-..w...=C..</text:span></text:p>
      <text:p text:style-name="P2"><text:span text:style-name="T2">1215:00A0 <text:s/></text:span><text:span text:style-name="T4">55 AA AA 55 00 00 43 3D-BB 10 99 77 0C 1F 2D 6E</text:span><text:span text:style-name="T2"> U..U..C=...w..-n</text:span></text:p>
      <text:p text:style-name="P2"><text:span text:style-name="T2">1215:00B0 <text:s/></text:span><text:span text:style-name="T4">7B A5</text:span><text:span text:style-name="T2"> 00 00 00 00 00 00-00 00 00 00 00 00 00 00 {...............</text:span></text:p>
      <text:p text:style-name="P2"><text:span text:style-name="T2">1215:00C0 <text:s/>00 00 00 00 00 00 00 00-00 00 00 00 00 00 00 00 ................</text:span></text:p>
      <text:p text:style-name="P2"><text:span text:style-name="T2">1215:00D0 <text:s/>00 00 00 00 00 00 00 00-00 00 00 00 00 00 00 00 ................</text:span></text:p>
      <text:p text:style-name="P2"><text:span text:style-name="T2">1215:00E0 <text:s/>00 00 00 00 00 00 00 00-00 00 00 00 00 00 00 00 ................</text:span></text:p>
      <text:p text:style-name="P2"><text:span text:style-name="T2">-q<text:line-break/></text:span></text:p>
      <text:p text:style-name="P2"><text:span text:style-name="T2">E:\DIGITA~3&gt;tcap/u</text:span></text:p>
      <text:p text:style-name="P2"/>
      <text:p text:style-name="P2"/>
      <text:p text:style-name="P2"/>
      <text:p text:style-name="P2"/>
      <text:p text:style-name="P2"/>
      <text:p text:style-name="P2"/>
      <text:p text:style-name="P2"><text:soft-page-break/>4.4 Step 7 Debug Output</text:p>
      <text:p text:style-name="P2"><text:span text:style-name="T2"/></text:p>
      <text:p text:style-name="P2"><text:span text:style-name="T2">Capture file written by TCAP 3.0, TCAP Copyright(c) 1998 Tim Kannel</text:span></text:p>
      <text:p text:style-name="P2"><text:span text:style-name="T2"/></text:p>
      <text:p text:style-name="P2"><text:span text:style-name="T2">E:\DIGITA~3&gt;debug s.exe</text:span></text:p>
      <text:p text:style-name="P2"><text:span text:style-name="T2">-d<text:line-break/>1215:0000 <text:s/>B8 1C 12 8E D8 8A 26 04-00 A0 05 00 8A 3E 06 00 ......&amp;......&gt;..</text:span></text:p>
      <text:p text:style-name="P2"><text:span text:style-name="T2">1215:0010 <text:s/>88 3E 12 00 A2 13 00 88-26 14 00 A1 02 00 A2 15 .&gt;......&amp;.......</text:span></text:p>
      <text:p text:style-name="P2"><text:span text:style-name="T2">1215:0020 <text:s/>00 88 26 16 00 A1 09 00-A2 17 00 88 26 18 00 A1 ..&amp;.........&amp;...</text:span></text:p>
      <text:p text:style-name="P2"><text:span text:style-name="T2">1215:0030 <text:s/>07 00 A2 19 00 88 26 1A-00 A1 0F 00 A2 1B 00 88 ......&amp;.........</text:span></text:p>
      <text:p text:style-name="P2"><text:span text:style-name="T2">1215:0040 <text:s/>26 1C 00 8A 26 0B 00 A0-0C 00 8A 3E 0D 00 8A 1E &amp;...&amp;......&gt;....</text:span></text:p>
      <text:p text:style-name="P2"><text:span text:style-name="T2">1215:0050 <text:s/>0E 00 88 26 1D 00 A2 1E-00 88 3E 1F 00 88 1E 20 ...&amp;......&gt;.... </text:span></text:p>
      <text:p text:style-name="P2"><text:span text:style-name="T2">1215:0060 <text:s/>00 8A 26 11 00 88 26 21-00 B8 00 4C CD 21 00 00 ..&amp;...&amp;!...L.!..</text:span></text:p>
      <text:p text:style-name="P2"><text:span text:style-name="T2">1215:0070 <text:s/>99 99 AA BB 92 87 62 39-55 D2 4E 7F 13 00 66 22 ......b9U.N...f"</text:span></text:p>
      <text:p text:style-name="P2"><text:span text:style-name="T2">-g<text:line-break/></text:span></text:p>
      <text:p text:style-name="P2"><text:span text:style-name="T2">Program terminated normally (0000)</text:span></text:p>
      <text:p text:style-name="P2"><text:span text:style-name="T2">-d 1215:0<text:line-break/>1215:0000 <text:s/>B8 1C 12 8E D8 8A 26 04-00 A0 05 00 8A 3E 06 00 ......&amp;......&gt;..</text:span></text:p>
      <text:p text:style-name="P2"><text:span text:style-name="T2">1215:0010 <text:s/>88 3E 12 00 A2 13 00 88-26 14 00 A1 02 00 A2 15 .&gt;......&amp;.......</text:span></text:p>
      <text:p text:style-name="P2"><text:span text:style-name="T2">1215:0020 <text:s/>00 88 26 16 00 A1 09 00-A2 17 00 88 26 18 00 A1 ..&amp;.........&amp;...</text:span></text:p>
      <text:p text:style-name="P2"><text:span text:style-name="T2">1215:0030 <text:s/>07 00 A2 19 00 88 26 1A-00 A1 0F 00 A2 1B 00 88 ......&amp;.........</text:span></text:p>
      <text:p text:style-name="P2"><text:span text:style-name="T2">1215:0040 <text:s/>26 1C 00 8A 26 0B 00 A0-0C 00 8A 3E 0D 00 8A 1E &amp;...&amp;......&gt;....</text:span></text:p>
      <text:p text:style-name="P2"><text:span text:style-name="T2">1215:0050 <text:s/>0E 00 88 26 1D 00 A2 1E-00 88 3E 1F 00 88 1E 20 ...&amp;......&gt;.... </text:span></text:p>
      <text:p text:style-name="P2"><text:span text:style-name="T2">1215:0060 <text:s/>00 8A 26 11 00 88 26 21-00 B8 00 4C CD 21 00 00 ..&amp;...&amp;!...L.!..</text:span></text:p>
      <text:p text:style-name="P2"><text:span text:style-name="T2">1215:0070 <text:s/>99 99 AA BB 92 87 62 39-55 D2 4E 7F 13 00 66 22 ......b9U.N...f"</text:span></text:p>
      <text:p text:style-name="P2"><text:span text:style-name="T2">-d 1215:70<text:line-break/>1215:0070 <text:s/>99 99 </text:span><text:span text:style-name="T4">AA BB 92 87 62 39-55 D2 4E 7F 13 00 66 22</text:span><text:span text:style-name="T2"> ......b9U.N...f"</text:span></text:p>
      <text:p text:style-name="P2"><text:span text:style-name="T2">1215:0080 <text:s/></text:span><text:span text:style-name="T4">EE 88 62 87 92 AA BB D2-4E 39 55 22 EE 7F 13 00</text:span><text:span text:style-name="T2"> ..b.....N9U"....</text:span></text:p>
      <text:p text:style-name="P2"><text:span text:style-name="T2">1215:0090 <text:s/></text:span><text:span text:style-name="T4">66 88</text:span><text:span text:style-name="T2"> 00 00 00 00 00 00-00 00 00 00 00 00 00 00 f...............</text:span></text:p>
      <text:p text:style-name="P2"><text:span text:style-name="T2">1215:00A0 <text:s/>00 00 00 00 00 00 00 00-00 00 00 00 00 00 00 00 ................</text:span></text:p>
      <text:p text:style-name="P2"><text:span text:style-name="T2">1215:00B0 <text:s/>00 00 00 00 00 00 00 00-00 00 00 00 00 00 00 00 ................</text:span></text:p>
      <text:p text:style-name="P2"><text:span text:style-name="T2">1215:00C0 <text:s/>00 00 00 00 00 00 00 00-00 00 00 00 00 00 00 00 ................</text:span></text:p>
      <text:p text:style-name="P2"><text:span text:style-name="T2">1215:00D0 <text:s/>00 00 00 00 00 00 00 00-00 00 00 00 00 00 00 00 ................</text:span></text:p>
      <text:p text:style-name="P2"><text:span text:style-name="T2">1215:00E0 <text:s/>00 00 00 00 00 00 00 00-00 00 00 00 00 00 00 00 ................</text:span></text:p>
      <text:p text:style-name="P2"><text:span text:style-name="T2">-q<text:line-break/></text:span></text:p>
      <text:p text:style-name="P2"><text:span text:style-name="T2">E:\DIGITA~3&gt;tcap/u</text:span></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5. Conclusion</text:p>
      <text:p text:style-name="P1"/>
      <text:p text:style-name="P1"/>
      <text:p text:style-name="P1">The objectives of the experiment were completed successfully, thus making the experiment successful. Some basic mistakes have been made which made the experiment take more time but it was quickly resolved. Also, in regards to the question asked at step 1 of the experiment, the difference between this lab and Lab1 are that we are no longer affecting only registers but not memory. Also, a Data Segment has been added to the code to have pre-initialized values in the memory.</text:p>
      <text:p text:style-name="P2"/>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2-27T19:19:55</meta:creation-date>
    <dc:date>2008-09-30T20:16:34</dc:date>
    <meta:editing-cycles>14</meta:editing-cycles>
    <meta:editing-duration>PT1H24M14S</meta:editing-duration>
    <meta:user-defined meta:name="Info 1"/>
    <meta:user-defined meta:name="Info 2"/>
    <meta:user-defined meta:name="Info 3"/>
    <meta:user-defined meta:name="Info 4"/>
    <meta:document-statistic meta:table-count="0" meta:image-count="0" meta:object-count="0" meta:page-count="25" meta:paragraph-count="861" meta:word-count="5390" meta:character-count="31110"/>
  </office:meta>
</office:document-meta>
</file>